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4">
      <style:table-cell-properties fo:border-bottom="none" style:text-align-source="fix" style:repeat-content="false" fo:border-left="0.74pt ridge #000000" fo:border-right="0.74pt ridge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order-bottom="0.74pt ridge #000000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-bottom="none" fo:border-left="0.74pt ridge #000000" fo:border-right="none" fo:border-top="none"/>
    </style:style>
    <style:style style:name="ce7" style:family="table-cell" style:parent-style-name="Default" style:data-style-name="N10">
      <style:table-cell-properties fo:border-bottom="none" style:text-align-source="fix" style:repeat-content="false" fo:border-left="none" fo:border-right="0.74pt ridge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74pt ridge #000000" style:text-align-source="fix" style:repeat-content="false" fo:border-left="none" fo:border-right="0.74pt ridge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order-bottom="none" fo:border-left="none" fo:border-right="0.74pt ridge #000000" fo:border-top="none"/>
    </style:style>
    <style:style style:name="ce10" style:family="table-cell" style:parent-style-name="Default" style:data-style-name="N4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shing Poles" table:style-name="ta1">
        <table:shapes>
          <draw:frame draw:z-index="0" draw:style-name="gr1" draw:text-style-name="P1" svg:width="9.7535in" svg:height="5.0937in" svg:x="13.1602in" svg:y="0.1902in">
            <draw:object draw:notify-on-update-of-ranges="'Fishing Poles'.H3:'Fishing Poles'.H53 'Fishing Poles'.I1:'Fishing Poles'.I2 'Fishing Poles'.I3:'Fishing Poles'.I53 'Fishing Poles'.K1:'Fishing Poles'.K2 'Fishing Poles'.K3:'Fishing Poles'.K53 'Fishing Poles'.M1:'Fishing Poles'.M2 'Fishing Poles'.M3:'Fishing Poles'.M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535in" svg:height="5.0937in" svg:x="13.1366in" svg:y="5.4413in">
            <draw:object draw:notify-on-update-of-ranges="'Fishing Poles'.H3:'Fishing Poles'.H53 'Fishing Poles'.J3:'Fishing Poles'.J53 'Fishing Poles'.L3:'Fishing Poles'.L53 'Fishing Poles'.N3:'Fishing Poles'.N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column table:style-name="co2" table:default-cell-style-name="ce13"/>
        <table:table-column table:style-name="co2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Fishing Pole</text:p>
          </table:table-cell>
          <table:table-cell table:style-name="ce1" office:value-type="string" calcext:value-type="string">
            <text:p>Base Quality</text:p>
          </table:table-cell>
          <table:table-cell table:style-name="ce1" office:value-type="string" calcext:value-type="string">
            <text:p>qSub</text:p>
          </table:table-cell>
          <table:table-cell table:style-name="ce1" office:value-type="string" calcext:value-type="string">
            <text:p>qDiv</text:p>
          </table:table-cell>
          <table:table-cell table:style-name="ce1" office:value-type="string" calcext:value-type="string">
            <text:p>pSub</text:p>
          </table:table-cell>
          <table:table-cell table:style-name="ce1" office:value-type="string" calcext:value-type="string">
            <text:p>pDiv</text:p>
          </table:table-cell>
          <table:table-cell/>
          <table:table-cell table:style-name="ce14" office:value-type="string" calcext:value-type="string" table:number-columns-spanned="1" table:number-rows-spanned="2">
            <text:p>Time</text:p>
          </table:table-cell>
          <table:table-cell table:style-name="ce4" table:formula="of:=[.A2]" office:value-type="string" office:string-value="FishingPole1Image" calcext:value-type="string" table:number-columns-spanned="2" table:number-rows-spanned="1">
            <text:p>FishingPole1Image</text:p>
          </table:table-cell>
          <table:covered-table-cell table:style-name="ce7"/>
          <table:table-cell table:style-name="ce10" table:formula="of:=[.A3]" office:value-type="string" office:string-value="FishingPole2Image" calcext:value-type="string" table:number-columns-spanned="2" table:number-rows-spanned="1">
            <text:p>FishingPole2Image</text:p>
          </table:table-cell>
          <table:covered-table-cell table:style-name="ce11"/>
          <table:table-cell table:style-name="ce4" table:formula="of:=[.A4]" office:value-type="string" office:string-value="FishingPole3Image" calcext:value-type="string" table:number-columns-spanned="2" table:number-rows-spanned="1">
            <text:p>FishingPole3Image</text:p>
          </table:table-cell>
          <table:covered-table-cell table:style-name="ce7"/>
        </table:table-row>
        <table:table-row table:style-name="ro2">
          <table:table-cell office:value-type="string" calcext:value-type="string">
            <text:p>FishingPole1Image</text:p>
          </table:table-cell>
          <table:table-cell office:value-type="float" office:value="3.5" calcext:value-type="float">
            <text:p>3.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/>
          <table:covered-table-cell table:style-name="ce14"/>
          <table:table-cell table:style-name="ce5" office:value-type="string" calcext:value-type="string">
            <text:p>quality</text:p>
          </table:table-cell>
          <table:table-cell table:style-name="ce8" office:value-type="string" calcext:value-type="string">
            <text:p>percent</text:p>
          </table:table-cell>
          <table:table-cell table:style-name="ce5" office:value-type="string" calcext:value-type="string">
            <text:p>quality</text:p>
          </table:table-cell>
          <table:table-cell table:style-name="ce12" office:value-type="string" calcext:value-type="string">
            <text:p>percent</text:p>
          </table:table-cell>
          <table:table-cell table:style-name="ce5" office:value-type="string" calcext:value-type="string">
            <text:p>quality</text:p>
          </table:table-cell>
          <table:table-cell table:style-name="ce8" office:value-type="string" calcext:value-type="string">
            <text:p>percent</text:p>
          </table:table-cell>
        </table:table-row>
        <table:table-row table:style-name="ro2">
          <table:table-cell office:value-type="string" calcext:value-type="string">
            <text:p>FishingPole2Image</text:p>
          </table:table-cell>
          <table:table-cell office:value-type="float" office:value="3.1" calcext:value-type="float">
            <text:p>3.1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MAX([.$B$2] - (MAX([.$H3] - [.$C$2]; 0)/[.$D$2]); 0)" office:value-type="float" office:value="3.5" calcext:value-type="float">
            <text:p>3.50</text:p>
          </table:table-cell>
          <table:table-cell table:formula="of:=MIN(MAX([.$H3]-[.$E$2]; 0)/[.$F$2]; 1)" office:value-type="percentage" office:value="0" calcext:value-type="percentage">
            <text:p>0%</text:p>
          </table:table-cell>
          <table:table-cell table:formula="of:=MAX([.$B$3] - (MAX([.$H3] - [.$C$3]; 0)/[.$D$3]); 0)" office:value-type="float" office:value="3.1" calcext:value-type="float">
            <text:p>3.10</text:p>
          </table:table-cell>
          <table:table-cell table:formula="of:=MIN(MAX([.$H3]-[.$E$3]; 0)/[.$F$3]; 1)" office:value-type="percentage" office:value="0" calcext:value-type="percentage">
            <text:p>0%</text:p>
          </table:table-cell>
          <table:table-cell table:formula="of:=MAX([.$B$4] - (MAX([.$H3] - [.$C$4]; 0)/[.$D$4]); 0)" office:value-type="float" office:value="2" calcext:value-type="float">
            <text:p>2.00</text:p>
          </table:table-cell>
          <table:table-cell table:formula="of:=MIN(MAX([.$H3]-[.$E$4]; 0)/[.$F$4]; 1)"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FishingPole3Imag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H3]+50" office:value-type="float" office:value="50" calcext:value-type="float">
            <text:p>50</text:p>
          </table:table-cell>
          <table:table-cell table:formula="of:=MAX([.$B$2] - (MAX([.$H4] - [.$C$2]; 0)/[.$D$2]); 0)" office:value-type="float" office:value="3.5" calcext:value-type="float">
            <text:p>3.50</text:p>
          </table:table-cell>
          <table:table-cell table:formula="of:=MIN(MAX([.$H4]-[.$E$2]; 0)/[.$F$2]; 1)" office:value-type="percentage" office:value="0" calcext:value-type="percentage">
            <text:p>0%</text:p>
          </table:table-cell>
          <table:table-cell table:formula="of:=MAX([.$B$3] - (MAX([.$H4] - [.$C$3]; 0)/[.$D$3]); 0)" office:value-type="float" office:value="3.1" calcext:value-type="float">
            <text:p>3.10</text:p>
          </table:table-cell>
          <table:table-cell table:formula="of:=MIN(MAX([.$H4]-[.$E$3]; 0)/[.$F$3]; 1)" office:value-type="percentage" office:value="0" calcext:value-type="percentage">
            <text:p>0%</text:p>
          </table:table-cell>
          <table:table-cell table:formula="of:=MAX([.$B$4] - (MAX([.$H4] - [.$C$4]; 0)/[.$D$4]); 0)" office:value-type="float" office:value="2" calcext:value-type="float">
            <text:p>2.00</text:p>
          </table:table-cell>
          <table:table-cell table:formula="of:=MIN(MAX([.$H4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4]+50" office:value-type="float" office:value="100" calcext:value-type="float">
            <text:p>100</text:p>
          </table:table-cell>
          <table:table-cell table:formula="of:=MAX([.$B$2] - (MAX([.$H5] - [.$C$2]; 0)/[.$D$2]); 0)" office:value-type="float" office:value="3.5" calcext:value-type="float">
            <text:p>3.50</text:p>
          </table:table-cell>
          <table:table-cell table:formula="of:=MIN(MAX([.$H5]-[.$E$2]; 0)/[.$F$2]; 1)" office:value-type="percentage" office:value="0" calcext:value-type="percentage">
            <text:p>0%</text:p>
          </table:table-cell>
          <table:table-cell table:formula="of:=MAX([.$B$3] - (MAX([.$H5] - [.$C$3]; 0)/[.$D$3]); 0)" office:value-type="float" office:value="3.1" calcext:value-type="float">
            <text:p>3.10</text:p>
          </table:table-cell>
          <table:table-cell table:formula="of:=MIN(MAX([.$H5]-[.$E$3]; 0)/[.$F$3]; 1)" office:value-type="percentage" office:value="0" calcext:value-type="percentage">
            <text:p>0%</text:p>
          </table:table-cell>
          <table:table-cell table:formula="of:=MAX([.$B$4] - (MAX([.$H5] - [.$C$4]; 0)/[.$D$4]); 0)" office:value-type="float" office:value="2" calcext:value-type="float">
            <text:p>2.00</text:p>
          </table:table-cell>
          <table:table-cell table:formula="of:=MIN(MAX([.$H5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5]+50" office:value-type="float" office:value="150" calcext:value-type="float">
            <text:p>150</text:p>
          </table:table-cell>
          <table:table-cell table:formula="of:=MAX([.$B$2] - (MAX([.$H6] - [.$C$2]; 0)/[.$D$2]); 0)" office:value-type="float" office:value="3.5" calcext:value-type="float">
            <text:p>3.50</text:p>
          </table:table-cell>
          <table:table-cell table:formula="of:=MIN(MAX([.$H6]-[.$E$2]; 0)/[.$F$2]; 1)" office:value-type="percentage" office:value="0" calcext:value-type="percentage">
            <text:p>0%</text:p>
          </table:table-cell>
          <table:table-cell table:formula="of:=MAX([.$B$3] - (MAX([.$H6] - [.$C$3]; 0)/[.$D$3]); 0)" office:value-type="float" office:value="3.1" calcext:value-type="float">
            <text:p>3.10</text:p>
          </table:table-cell>
          <table:table-cell table:formula="of:=MIN(MAX([.$H6]-[.$E$3]; 0)/[.$F$3]; 1)" office:value-type="percentage" office:value="0" calcext:value-type="percentage">
            <text:p>0%</text:p>
          </table:table-cell>
          <table:table-cell table:formula="of:=MAX([.$B$4] - (MAX([.$H6] - [.$C$4]; 0)/[.$D$4]); 0)" office:value-type="float" office:value="2" calcext:value-type="float">
            <text:p>2.00</text:p>
          </table:table-cell>
          <table:table-cell table:formula="of:=MIN(MAX([.$H6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6]+50" office:value-type="float" office:value="200" calcext:value-type="float">
            <text:p>200</text:p>
          </table:table-cell>
          <table:table-cell table:formula="of:=MAX([.$B$2] - (MAX([.$H7] - [.$C$2]; 0)/[.$D$2]); 0)" office:value-type="float" office:value="3.5" calcext:value-type="float">
            <text:p>3.50</text:p>
          </table:table-cell>
          <table:table-cell table:formula="of:=MIN(MAX([.$H7]-[.$E$2]; 0)/[.$F$2]; 1)" office:value-type="percentage" office:value="0" calcext:value-type="percentage">
            <text:p>0%</text:p>
          </table:table-cell>
          <table:table-cell table:formula="of:=MAX([.$B$3] - (MAX([.$H7] - [.$C$3]; 0)/[.$D$3]); 0)" office:value-type="float" office:value="3.1" calcext:value-type="float">
            <text:p>3.10</text:p>
          </table:table-cell>
          <table:table-cell table:formula="of:=MIN(MAX([.$H7]-[.$E$3]; 0)/[.$F$3]; 1)" office:value-type="percentage" office:value="0" calcext:value-type="percentage">
            <text:p>0%</text:p>
          </table:table-cell>
          <table:table-cell table:formula="of:=MAX([.$B$4] - (MAX([.$H7] - [.$C$4]; 0)/[.$D$4]); 0)" office:value-type="float" office:value="2" calcext:value-type="float">
            <text:p>2.00</text:p>
          </table:table-cell>
          <table:table-cell table:formula="of:=MIN(MAX([.$H7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7]+50" office:value-type="float" office:value="250" calcext:value-type="float">
            <text:p>250</text:p>
          </table:table-cell>
          <table:table-cell table:formula="of:=MAX([.$B$2] - (MAX([.$H8] - [.$C$2]; 0)/[.$D$2]); 0)" office:value-type="float" office:value="3.5" calcext:value-type="float">
            <text:p>3.50</text:p>
          </table:table-cell>
          <table:table-cell table:formula="of:=MIN(MAX([.$H8]-[.$E$2]; 0)/[.$F$2]; 1)" office:value-type="percentage" office:value="0" calcext:value-type="percentage">
            <text:p>0%</text:p>
          </table:table-cell>
          <table:table-cell table:formula="of:=MAX([.$B$3] - (MAX([.$H8] - [.$C$3]; 0)/[.$D$3]); 0)" office:value-type="float" office:value="3.1" calcext:value-type="float">
            <text:p>3.10</text:p>
          </table:table-cell>
          <table:table-cell table:formula="of:=MIN(MAX([.$H8]-[.$E$3]; 0)/[.$F$3]; 1)" office:value-type="percentage" office:value="0" calcext:value-type="percentage">
            <text:p>0%</text:p>
          </table:table-cell>
          <table:table-cell table:formula="of:=MAX([.$B$4] - (MAX([.$H8] - [.$C$4]; 0)/[.$D$4]); 0)" office:value-type="float" office:value="2" calcext:value-type="float">
            <text:p>2.00</text:p>
          </table:table-cell>
          <table:table-cell table:formula="of:=MIN(MAX([.$H8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8]+50" office:value-type="float" office:value="300" calcext:value-type="float">
            <text:p>300</text:p>
          </table:table-cell>
          <table:table-cell table:formula="of:=MAX([.$B$2] - (MAX([.$H9] - [.$C$2]; 0)/[.$D$2]); 0)" office:value-type="float" office:value="3.5" calcext:value-type="float">
            <text:p>3.50</text:p>
          </table:table-cell>
          <table:table-cell table:formula="of:=MIN(MAX([.$H9]-[.$E$2]; 0)/[.$F$2]; 1)" office:value-type="percentage" office:value="0" calcext:value-type="percentage">
            <text:p>0%</text:p>
          </table:table-cell>
          <table:table-cell table:formula="of:=MAX([.$B$3] - (MAX([.$H9] - [.$C$3]; 0)/[.$D$3]); 0)" office:value-type="float" office:value="3.1" calcext:value-type="float">
            <text:p>3.10</text:p>
          </table:table-cell>
          <table:table-cell table:formula="of:=MIN(MAX([.$H9]-[.$E$3]; 0)/[.$F$3]; 1)" office:value-type="percentage" office:value="0" calcext:value-type="percentage">
            <text:p>0%</text:p>
          </table:table-cell>
          <table:table-cell table:formula="of:=MAX([.$B$4] - (MAX([.$H9] - [.$C$4]; 0)/[.$D$4]); 0)" office:value-type="float" office:value="2" calcext:value-type="float">
            <text:p>2.00</text:p>
          </table:table-cell>
          <table:table-cell table:formula="of:=MIN(MAX([.$H9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9]+50" office:value-type="float" office:value="350" calcext:value-type="float">
            <text:p>350</text:p>
          </table:table-cell>
          <table:table-cell table:formula="of:=MAX([.$B$2] - (MAX([.$H10] - [.$C$2]; 0)/[.$D$2]); 0)" office:value-type="float" office:value="3.375" calcext:value-type="float">
            <text:p>3.38</text:p>
          </table:table-cell>
          <table:table-cell table:formula="of:=MIN(MAX([.$H10]-[.$E$2]; 0)/[.$F$2]; 1)" office:value-type="percentage" office:value="0" calcext:value-type="percentage">
            <text:p>0%</text:p>
          </table:table-cell>
          <table:table-cell table:formula="of:=MAX([.$B$3] - (MAX([.$H10] - [.$C$3]; 0)/[.$D$3]); 0)" office:value-type="float" office:value="3.02857142857143" calcext:value-type="float">
            <text:p>3.03</text:p>
          </table:table-cell>
          <table:table-cell table:formula="of:=MIN(MAX([.$H10]-[.$E$3]; 0)/[.$F$3]; 1)" office:value-type="percentage" office:value="0" calcext:value-type="percentage">
            <text:p>0%</text:p>
          </table:table-cell>
          <table:table-cell table:formula="of:=MAX([.$B$4] - (MAX([.$H10] - [.$C$4]; 0)/[.$D$4]); 0)" office:value-type="float" office:value="1.94444444444444" calcext:value-type="float">
            <text:p>1.94</text:p>
          </table:table-cell>
          <table:table-cell table:formula="of:=MIN(MAX([.$H10]-[.$E$4]; 0)/[.$F$4]; 1)" office:value-type="percentage" office:value="0.025" calcext:value-type="percentage">
            <text:p>3%</text:p>
          </table:table-cell>
        </table:table-row>
        <table:table-row table:style-name="ro2">
          <table:table-cell table:number-columns-repeated="7"/>
          <table:table-cell table:formula="of:=[.H10]+50" office:value-type="float" office:value="400" calcext:value-type="float">
            <text:p>400</text:p>
          </table:table-cell>
          <table:table-cell table:formula="of:=MAX([.$B$2] - (MAX([.$H11] - [.$C$2]; 0)/[.$D$2]); 0)" office:value-type="float" office:value="3.25" calcext:value-type="float">
            <text:p>3.25</text:p>
          </table:table-cell>
          <table:table-cell table:formula="of:=MIN(MAX([.$H11]-[.$E$2]; 0)/[.$F$2]; 1)" office:value-type="percentage" office:value="0" calcext:value-type="percentage">
            <text:p>0%</text:p>
          </table:table-cell>
          <table:table-cell table:formula="of:=MAX([.$B$3] - (MAX([.$H11] - [.$C$3]; 0)/[.$D$3]); 0)" office:value-type="float" office:value="2.95714285714286" calcext:value-type="float">
            <text:p>2.96</text:p>
          </table:table-cell>
          <table:table-cell table:formula="of:=MIN(MAX([.$H11]-[.$E$3]; 0)/[.$F$3]; 1)" office:value-type="percentage" office:value="0" calcext:value-type="percentage">
            <text:p>0%</text:p>
          </table:table-cell>
          <table:table-cell table:formula="of:=MAX([.$B$4] - (MAX([.$H11] - [.$C$4]; 0)/[.$D$4]); 0)" office:value-type="float" office:value="1.88888888888889" calcext:value-type="float">
            <text:p>1.89</text:p>
          </table:table-cell>
          <table:table-cell table:formula="of:=MIN(MAX([.$H11]-[.$E$4]; 0)/[.$F$4]; 1)" office:value-type="percentage" office:value="0.05" calcext:value-type="percentage">
            <text:p>5%</text:p>
          </table:table-cell>
        </table:table-row>
        <table:table-row table:style-name="ro2">
          <table:table-cell table:number-columns-repeated="7"/>
          <table:table-cell table:formula="of:=[.H11]+50" office:value-type="float" office:value="450" calcext:value-type="float">
            <text:p>450</text:p>
          </table:table-cell>
          <table:table-cell table:formula="of:=MAX([.$B$2] - (MAX([.$H12] - [.$C$2]; 0)/[.$D$2]); 0)" office:value-type="float" office:value="3.125" calcext:value-type="float">
            <text:p>3.13</text:p>
          </table:table-cell>
          <table:table-cell table:formula="of:=MIN(MAX([.$H12]-[.$E$2]; 0)/[.$F$2]; 1)" office:value-type="percentage" office:value="0.0625" calcext:value-type="percentage">
            <text:p>6%</text:p>
          </table:table-cell>
          <table:table-cell table:formula="of:=MAX([.$B$3] - (MAX([.$H12] - [.$C$3]; 0)/[.$D$3]); 0)" office:value-type="float" office:value="2.88571428571429" calcext:value-type="float">
            <text:p>2.89</text:p>
          </table:table-cell>
          <table:table-cell table:formula="of:=MIN(MAX([.$H12]-[.$E$3]; 0)/[.$F$3]; 1)" office:value-type="percentage" office:value="0.03125" calcext:value-type="percentage">
            <text:p>3%</text:p>
          </table:table-cell>
          <table:table-cell table:formula="of:=MAX([.$B$4] - (MAX([.$H12] - [.$C$4]; 0)/[.$D$4]); 0)" office:value-type="float" office:value="1.83333333333333" calcext:value-type="float">
            <text:p>1.83</text:p>
          </table:table-cell>
          <table:table-cell table:formula="of:=MIN(MAX([.$H12]-[.$E$4]; 0)/[.$F$4]; 1)" office:value-type="percentage" office:value="0.075" calcext:value-type="percentage">
            <text:p>8%</text:p>
          </table:table-cell>
        </table:table-row>
        <table:table-row table:style-name="ro2">
          <table:table-cell table:number-columns-repeated="7"/>
          <table:table-cell table:formula="of:=[.H12]+50" office:value-type="float" office:value="500" calcext:value-type="float">
            <text:p>500</text:p>
          </table:table-cell>
          <table:table-cell table:formula="of:=MAX([.$B$2] - (MAX([.$H13] - [.$C$2]; 0)/[.$D$2]); 0)" office:value-type="float" office:value="3" calcext:value-type="float">
            <text:p>3.00</text:p>
          </table:table-cell>
          <table:table-cell table:formula="of:=MIN(MAX([.$H13]-[.$E$2]; 0)/[.$F$2]; 1)" office:value-type="percentage" office:value="0.125" calcext:value-type="percentage">
            <text:p>13%</text:p>
          </table:table-cell>
          <table:table-cell table:formula="of:=MAX([.$B$3] - (MAX([.$H13] - [.$C$3]; 0)/[.$D$3]); 0)" office:value-type="float" office:value="2.81428571428571" calcext:value-type="float">
            <text:p>2.81</text:p>
          </table:table-cell>
          <table:table-cell table:formula="of:=MIN(MAX([.$H13]-[.$E$3]; 0)/[.$F$3]; 1)" office:value-type="percentage" office:value="0.0625" calcext:value-type="percentage">
            <text:p>6%</text:p>
          </table:table-cell>
          <table:table-cell table:formula="of:=MAX([.$B$4] - (MAX([.$H13] - [.$C$4]; 0)/[.$D$4]); 0)" office:value-type="float" office:value="1.77777777777778" calcext:value-type="float">
            <text:p>1.78</text:p>
          </table:table-cell>
          <table:table-cell table:formula="of:=MIN(MAX([.$H13]-[.$E$4]; 0)/[.$F$4]; 1)" office:value-type="percentage" office:value="0.1" calcext:value-type="percentage">
            <text:p>10%</text:p>
          </table:table-cell>
        </table:table-row>
        <table:table-row table:style-name="ro2">
          <table:table-cell table:number-columns-repeated="7"/>
          <table:table-cell table:formula="of:=[.H13]+50" office:value-type="float" office:value="550" calcext:value-type="float">
            <text:p>550</text:p>
          </table:table-cell>
          <table:table-cell table:formula="of:=MAX([.$B$2] - (MAX([.$H14] - [.$C$2]; 0)/[.$D$2]); 0)" office:value-type="float" office:value="2.875" calcext:value-type="float">
            <text:p>2.88</text:p>
          </table:table-cell>
          <table:table-cell table:formula="of:=MIN(MAX([.$H14]-[.$E$2]; 0)/[.$F$2]; 1)" office:value-type="percentage" office:value="0.1875" calcext:value-type="percentage">
            <text:p>19%</text:p>
          </table:table-cell>
          <table:table-cell table:formula="of:=MAX([.$B$3] - (MAX([.$H14] - [.$C$3]; 0)/[.$D$3]); 0)" office:value-type="float" office:value="2.74285714285714" calcext:value-type="float">
            <text:p>2.74</text:p>
          </table:table-cell>
          <table:table-cell table:formula="of:=MIN(MAX([.$H14]-[.$E$3]; 0)/[.$F$3]; 1)" office:value-type="percentage" office:value="0.09375" calcext:value-type="percentage">
            <text:p>9%</text:p>
          </table:table-cell>
          <table:table-cell table:formula="of:=MAX([.$B$4] - (MAX([.$H14] - [.$C$4]; 0)/[.$D$4]); 0)" office:value-type="float" office:value="1.72222222222222" calcext:value-type="float">
            <text:p>1.72</text:p>
          </table:table-cell>
          <table:table-cell table:formula="of:=MIN(MAX([.$H14]-[.$E$4]; 0)/[.$F$4]; 1)" office:value-type="percentage" office:value="0.125" calcext:value-type="percentage">
            <text:p>13%</text:p>
          </table:table-cell>
        </table:table-row>
        <table:table-row table:style-name="ro2">
          <table:table-cell table:number-columns-repeated="7"/>
          <table:table-cell table:formula="of:=[.H14]+50" office:value-type="float" office:value="600" calcext:value-type="float">
            <text:p>600</text:p>
          </table:table-cell>
          <table:table-cell table:formula="of:=MAX([.$B$2] - (MAX([.$H15] - [.$C$2]; 0)/[.$D$2]); 0)" office:value-type="float" office:value="2.75" calcext:value-type="float">
            <text:p>2.75</text:p>
          </table:table-cell>
          <table:table-cell table:formula="of:=MIN(MAX([.$H15]-[.$E$2]; 0)/[.$F$2]; 1)" office:value-type="percentage" office:value="0.25" calcext:value-type="percentage">
            <text:p>25%</text:p>
          </table:table-cell>
          <table:table-cell table:formula="of:=MAX([.$B$3] - (MAX([.$H15] - [.$C$3]; 0)/[.$D$3]); 0)" office:value-type="float" office:value="2.67142857142857" calcext:value-type="float">
            <text:p>2.67</text:p>
          </table:table-cell>
          <table:table-cell table:formula="of:=MIN(MAX([.$H15]-[.$E$3]; 0)/[.$F$3]; 1)" office:value-type="percentage" office:value="0.125" calcext:value-type="percentage">
            <text:p>13%</text:p>
          </table:table-cell>
          <table:table-cell table:formula="of:=MAX([.$B$4] - (MAX([.$H15] - [.$C$4]; 0)/[.$D$4]); 0)" office:value-type="float" office:value="1.66666666666667" calcext:value-type="float">
            <text:p>1.67</text:p>
          </table:table-cell>
          <table:table-cell table:formula="of:=MIN(MAX([.$H15]-[.$E$4]; 0)/[.$F$4]; 1)" office:value-type="percentage" office:value="0.15" calcext:value-type="percentage">
            <text:p>15%</text:p>
          </table:table-cell>
        </table:table-row>
        <table:table-row table:style-name="ro2">
          <table:table-cell table:number-columns-repeated="7"/>
          <table:table-cell table:formula="of:=[.H15]+50" office:value-type="float" office:value="650" calcext:value-type="float">
            <text:p>650</text:p>
          </table:table-cell>
          <table:table-cell table:formula="of:=MAX([.$B$2] - (MAX([.$H16] - [.$C$2]; 0)/[.$D$2]); 0)" office:value-type="float" office:value="2.625" calcext:value-type="float">
            <text:p>2.63</text:p>
          </table:table-cell>
          <table:table-cell table:formula="of:=MIN(MAX([.$H16]-[.$E$2]; 0)/[.$F$2]; 1)" office:value-type="percentage" office:value="0.3125" calcext:value-type="percentage">
            <text:p>31%</text:p>
          </table:table-cell>
          <table:table-cell table:formula="of:=MAX([.$B$3] - (MAX([.$H16] - [.$C$3]; 0)/[.$D$3]); 0)" office:value-type="float" office:value="2.6" calcext:value-type="float">
            <text:p>2.60</text:p>
          </table:table-cell>
          <table:table-cell table:formula="of:=MIN(MAX([.$H16]-[.$E$3]; 0)/[.$F$3]; 1)" office:value-type="percentage" office:value="0.15625" calcext:value-type="percentage">
            <text:p>16%</text:p>
          </table:table-cell>
          <table:table-cell table:formula="of:=MAX([.$B$4] - (MAX([.$H16] - [.$C$4]; 0)/[.$D$4]); 0)" office:value-type="float" office:value="1.61111111111111" calcext:value-type="float">
            <text:p>1.61</text:p>
          </table:table-cell>
          <table:table-cell table:formula="of:=MIN(MAX([.$H16]-[.$E$4]; 0)/[.$F$4]; 1)" office:value-type="percentage" office:value="0.175" calcext:value-type="percentage">
            <text:p>18%</text:p>
          </table:table-cell>
        </table:table-row>
        <table:table-row table:style-name="ro2">
          <table:table-cell table:number-columns-repeated="7"/>
          <table:table-cell table:formula="of:=[.H16]+50" office:value-type="float" office:value="700" calcext:value-type="float">
            <text:p>700</text:p>
          </table:table-cell>
          <table:table-cell table:formula="of:=MAX([.$B$2] - (MAX([.$H17] - [.$C$2]; 0)/[.$D$2]); 0)" office:value-type="float" office:value="2.5" calcext:value-type="float">
            <text:p>2.50</text:p>
          </table:table-cell>
          <table:table-cell table:formula="of:=MIN(MAX([.$H17]-[.$E$2]; 0)/[.$F$2]; 1)" office:value-type="percentage" office:value="0.375" calcext:value-type="percentage">
            <text:p>38%</text:p>
          </table:table-cell>
          <table:table-cell table:formula="of:=MAX([.$B$3] - (MAX([.$H17] - [.$C$3]; 0)/[.$D$3]); 0)" office:value-type="float" office:value="2.52857142857143" calcext:value-type="float">
            <text:p>2.53</text:p>
          </table:table-cell>
          <table:table-cell table:formula="of:=MIN(MAX([.$H17]-[.$E$3]; 0)/[.$F$3]; 1)" office:value-type="percentage" office:value="0.1875" calcext:value-type="percentage">
            <text:p>19%</text:p>
          </table:table-cell>
          <table:table-cell table:formula="of:=MAX([.$B$4] - (MAX([.$H17] - [.$C$4]; 0)/[.$D$4]); 0)" office:value-type="float" office:value="1.55555555555556" calcext:value-type="float">
            <text:p>1.56</text:p>
          </table:table-cell>
          <table:table-cell table:formula="of:=MIN(MAX([.$H17]-[.$E$4]; 0)/[.$F$4]; 1)" office:value-type="percentage" office:value="0.2" calcext:value-type="percentage">
            <text:p>20%</text:p>
          </table:table-cell>
        </table:table-row>
        <table:table-row table:style-name="ro2">
          <table:table-cell table:number-columns-repeated="7"/>
          <table:table-cell table:formula="of:=[.H17]+50" office:value-type="float" office:value="750" calcext:value-type="float">
            <text:p>750</text:p>
          </table:table-cell>
          <table:table-cell table:formula="of:=MAX([.$B$2] - (MAX([.$H18] - [.$C$2]; 0)/[.$D$2]); 0)" office:value-type="float" office:value="2.375" calcext:value-type="float">
            <text:p>2.38</text:p>
          </table:table-cell>
          <table:table-cell table:formula="of:=MIN(MAX([.$H18]-[.$E$2]; 0)/[.$F$2]; 1)" office:value-type="percentage" office:value="0.4375" calcext:value-type="percentage">
            <text:p>44%</text:p>
          </table:table-cell>
          <table:table-cell table:formula="of:=MAX([.$B$3] - (MAX([.$H18] - [.$C$3]; 0)/[.$D$3]); 0)" office:value-type="float" office:value="2.45714285714286" calcext:value-type="float">
            <text:p>2.46</text:p>
          </table:table-cell>
          <table:table-cell table:formula="of:=MIN(MAX([.$H18]-[.$E$3]; 0)/[.$F$3]; 1)" office:value-type="percentage" office:value="0.21875" calcext:value-type="percentage">
            <text:p>22%</text:p>
          </table:table-cell>
          <table:table-cell table:formula="of:=MAX([.$B$4] - (MAX([.$H18] - [.$C$4]; 0)/[.$D$4]); 0)" office:value-type="float" office:value="1.5" calcext:value-type="float">
            <text:p>1.50</text:p>
          </table:table-cell>
          <table:table-cell table:formula="of:=MIN(MAX([.$H18]-[.$E$4]; 0)/[.$F$4]; 1)" office:value-type="percentage" office:value="0.225" calcext:value-type="percentage">
            <text:p>23%</text:p>
          </table:table-cell>
        </table:table-row>
        <table:table-row table:style-name="ro2">
          <table:table-cell table:number-columns-repeated="7"/>
          <table:table-cell table:formula="of:=[.H18]+50" office:value-type="float" office:value="800" calcext:value-type="float">
            <text:p>800</text:p>
          </table:table-cell>
          <table:table-cell table:formula="of:=MAX([.$B$2] - (MAX([.$H19] - [.$C$2]; 0)/[.$D$2]); 0)" office:value-type="float" office:value="2.25" calcext:value-type="float">
            <text:p>2.25</text:p>
          </table:table-cell>
          <table:table-cell table:formula="of:=MIN(MAX([.$H19]-[.$E$2]; 0)/[.$F$2]; 1)" office:value-type="percentage" office:value="0.5" calcext:value-type="percentage">
            <text:p>50%</text:p>
          </table:table-cell>
          <table:table-cell table:formula="of:=MAX([.$B$3] - (MAX([.$H19] - [.$C$3]; 0)/[.$D$3]); 0)" office:value-type="float" office:value="2.38571428571429" calcext:value-type="float">
            <text:p>2.39</text:p>
          </table:table-cell>
          <table:table-cell table:formula="of:=MIN(MAX([.$H19]-[.$E$3]; 0)/[.$F$3]; 1)" office:value-type="percentage" office:value="0.25" calcext:value-type="percentage">
            <text:p>25%</text:p>
          </table:table-cell>
          <table:table-cell table:formula="of:=MAX([.$B$4] - (MAX([.$H19] - [.$C$4]; 0)/[.$D$4]); 0)" office:value-type="float" office:value="1.44444444444444" calcext:value-type="float">
            <text:p>1.44</text:p>
          </table:table-cell>
          <table:table-cell table:formula="of:=MIN(MAX([.$H19]-[.$E$4]; 0)/[.$F$4]; 1)" office:value-type="percentage" office:value="0.25" calcext:value-type="percentage">
            <text:p>25%</text:p>
          </table:table-cell>
        </table:table-row>
        <table:table-row table:style-name="ro2">
          <table:table-cell table:number-columns-repeated="7"/>
          <table:table-cell table:formula="of:=[.H19]+50" office:value-type="float" office:value="850" calcext:value-type="float">
            <text:p>850</text:p>
          </table:table-cell>
          <table:table-cell table:formula="of:=MAX([.$B$2] - (MAX([.$H20] - [.$C$2]; 0)/[.$D$2]); 0)" office:value-type="float" office:value="2.125" calcext:value-type="float">
            <text:p>2.13</text:p>
          </table:table-cell>
          <table:table-cell table:formula="of:=MIN(MAX([.$H20]-[.$E$2]; 0)/[.$F$2]; 1)" office:value-type="percentage" office:value="0.5625" calcext:value-type="percentage">
            <text:p>56%</text:p>
          </table:table-cell>
          <table:table-cell table:formula="of:=MAX([.$B$3] - (MAX([.$H20] - [.$C$3]; 0)/[.$D$3]); 0)" office:value-type="float" office:value="2.31428571428571" calcext:value-type="float">
            <text:p>2.31</text:p>
          </table:table-cell>
          <table:table-cell table:formula="of:=MIN(MAX([.$H20]-[.$E$3]; 0)/[.$F$3]; 1)" office:value-type="percentage" office:value="0.28125" calcext:value-type="percentage">
            <text:p>28%</text:p>
          </table:table-cell>
          <table:table-cell table:formula="of:=MAX([.$B$4] - (MAX([.$H20] - [.$C$4]; 0)/[.$D$4]); 0)" office:value-type="float" office:value="1.38888888888889" calcext:value-type="float">
            <text:p>1.39</text:p>
          </table:table-cell>
          <table:table-cell table:formula="of:=MIN(MAX([.$H20]-[.$E$4]; 0)/[.$F$4]; 1)" office:value-type="percentage" office:value="0.275" calcext:value-type="percentage">
            <text:p>28%</text:p>
          </table:table-cell>
        </table:table-row>
        <table:table-row table:style-name="ro2">
          <table:table-cell table:number-columns-repeated="7"/>
          <table:table-cell table:formula="of:=[.H20]+50" office:value-type="float" office:value="900" calcext:value-type="float">
            <text:p>900</text:p>
          </table:table-cell>
          <table:table-cell table:formula="of:=MAX([.$B$2] - (MAX([.$H21] - [.$C$2]; 0)/[.$D$2]); 0)" office:value-type="float" office:value="2" calcext:value-type="float">
            <text:p>2.00</text:p>
          </table:table-cell>
          <table:table-cell table:formula="of:=MIN(MAX([.$H21]-[.$E$2]; 0)/[.$F$2]; 1)" office:value-type="percentage" office:value="0.625" calcext:value-type="percentage">
            <text:p>63%</text:p>
          </table:table-cell>
          <table:table-cell table:formula="of:=MAX([.$B$3] - (MAX([.$H21] - [.$C$3]; 0)/[.$D$3]); 0)" office:value-type="float" office:value="2.24285714285714" calcext:value-type="float">
            <text:p>2.24</text:p>
          </table:table-cell>
          <table:table-cell table:formula="of:=MIN(MAX([.$H21]-[.$E$3]; 0)/[.$F$3]; 1)" office:value-type="percentage" office:value="0.3125" calcext:value-type="percentage">
            <text:p>31%</text:p>
          </table:table-cell>
          <table:table-cell table:formula="of:=MAX([.$B$4] - (MAX([.$H21] - [.$C$4]; 0)/[.$D$4]); 0)" office:value-type="float" office:value="1.33333333333333" calcext:value-type="float">
            <text:p>1.33</text:p>
          </table:table-cell>
          <table:table-cell table:formula="of:=MIN(MAX([.$H21]-[.$E$4]; 0)/[.$F$4]; 1)" office:value-type="percentage" office:value="0.3" calcext:value-type="percentage">
            <text:p>30%</text:p>
          </table:table-cell>
        </table:table-row>
        <table:table-row table:style-name="ro2">
          <table:table-cell table:number-columns-repeated="7"/>
          <table:table-cell table:formula="of:=[.H21]+50" office:value-type="float" office:value="950" calcext:value-type="float">
            <text:p>950</text:p>
          </table:table-cell>
          <table:table-cell table:formula="of:=MAX([.$B$2] - (MAX([.$H22] - [.$C$2]; 0)/[.$D$2]); 0)" office:value-type="float" office:value="1.875" calcext:value-type="float">
            <text:p>1.88</text:p>
          </table:table-cell>
          <table:table-cell table:formula="of:=MIN(MAX([.$H22]-[.$E$2]; 0)/[.$F$2]; 1)" office:value-type="percentage" office:value="0.6875" calcext:value-type="percentage">
            <text:p>69%</text:p>
          </table:table-cell>
          <table:table-cell table:formula="of:=MAX([.$B$3] - (MAX([.$H22] - [.$C$3]; 0)/[.$D$3]); 0)" office:value-type="float" office:value="2.17142857142857" calcext:value-type="float">
            <text:p>2.17</text:p>
          </table:table-cell>
          <table:table-cell table:formula="of:=MIN(MAX([.$H22]-[.$E$3]; 0)/[.$F$3]; 1)" office:value-type="percentage" office:value="0.34375" calcext:value-type="percentage">
            <text:p>34%</text:p>
          </table:table-cell>
          <table:table-cell table:formula="of:=MAX([.$B$4] - (MAX([.$H22] - [.$C$4]; 0)/[.$D$4]); 0)" office:value-type="float" office:value="1.27777777777778" calcext:value-type="float">
            <text:p>1.28</text:p>
          </table:table-cell>
          <table:table-cell table:formula="of:=MIN(MAX([.$H22]-[.$E$4]; 0)/[.$F$4]; 1)" office:value-type="percentage" office:value="0.325" calcext:value-type="percentage">
            <text:p>33%</text:p>
          </table:table-cell>
        </table:table-row>
        <table:table-row table:style-name="ro2">
          <table:table-cell table:number-columns-repeated="7"/>
          <table:table-cell table:formula="of:=[.H22]+50" office:value-type="float" office:value="1000" calcext:value-type="float">
            <text:p>1,000</text:p>
          </table:table-cell>
          <table:table-cell table:formula="of:=MAX([.$B$2] - (MAX([.$H23] - [.$C$2]; 0)/[.$D$2]); 0)" office:value-type="float" office:value="1.75" calcext:value-type="float">
            <text:p>1.75</text:p>
          </table:table-cell>
          <table:table-cell table:formula="of:=MIN(MAX([.$H23]-[.$E$2]; 0)/[.$F$2]; 1)" office:value-type="percentage" office:value="0.75" calcext:value-type="percentage">
            <text:p>75%</text:p>
          </table:table-cell>
          <table:table-cell table:formula="of:=MAX([.$B$3] - (MAX([.$H23] - [.$C$3]; 0)/[.$D$3]); 0)" office:value-type="float" office:value="2.1" calcext:value-type="float">
            <text:p>2.10</text:p>
          </table:table-cell>
          <table:table-cell table:formula="of:=MIN(MAX([.$H23]-[.$E$3]; 0)/[.$F$3]; 1)" office:value-type="percentage" office:value="0.375" calcext:value-type="percentage">
            <text:p>38%</text:p>
          </table:table-cell>
          <table:table-cell table:formula="of:=MAX([.$B$4] - (MAX([.$H23] - [.$C$4]; 0)/[.$D$4]); 0)" office:value-type="float" office:value="1.22222222222222" calcext:value-type="float">
            <text:p>1.22</text:p>
          </table:table-cell>
          <table:table-cell table:formula="of:=MIN(MAX([.$H23]-[.$E$4]; 0)/[.$F$4]; 1)" office:value-type="percentage" office:value="0.35" calcext:value-type="percentage">
            <text:p>35%</text:p>
          </table:table-cell>
        </table:table-row>
        <table:table-row table:style-name="ro2">
          <table:table-cell table:number-columns-repeated="7"/>
          <table:table-cell table:formula="of:=[.H23]+50" office:value-type="float" office:value="1050" calcext:value-type="float">
            <text:p>1,050</text:p>
          </table:table-cell>
          <table:table-cell table:formula="of:=MAX([.$B$2] - (MAX([.$H24] - [.$C$2]; 0)/[.$D$2]); 0)" office:value-type="float" office:value="1.625" calcext:value-type="float">
            <text:p>1.63</text:p>
          </table:table-cell>
          <table:table-cell table:formula="of:=MIN(MAX([.$H24]-[.$E$2]; 0)/[.$F$2]; 1)" office:value-type="percentage" office:value="0.8125" calcext:value-type="percentage">
            <text:p>81%</text:p>
          </table:table-cell>
          <table:table-cell table:formula="of:=MAX([.$B$3] - (MAX([.$H24] - [.$C$3]; 0)/[.$D$3]); 0)" office:value-type="float" office:value="2.02857142857143" calcext:value-type="float">
            <text:p>2.03</text:p>
          </table:table-cell>
          <table:table-cell table:formula="of:=MIN(MAX([.$H24]-[.$E$3]; 0)/[.$F$3]; 1)" office:value-type="percentage" office:value="0.40625" calcext:value-type="percentage">
            <text:p>41%</text:p>
          </table:table-cell>
          <table:table-cell table:formula="of:=MAX([.$B$4] - (MAX([.$H24] - [.$C$4]; 0)/[.$D$4]); 0)" office:value-type="float" office:value="1.16666666666667" calcext:value-type="float">
            <text:p>1.17</text:p>
          </table:table-cell>
          <table:table-cell table:formula="of:=MIN(MAX([.$H24]-[.$E$4]; 0)/[.$F$4]; 1)" office:value-type="percentage" office:value="0.375" calcext:value-type="percentage">
            <text:p>38%</text:p>
          </table:table-cell>
        </table:table-row>
        <table:table-row table:style-name="ro2">
          <table:table-cell table:number-columns-repeated="7"/>
          <table:table-cell table:formula="of:=[.H24]+50" office:value-type="float" office:value="1100" calcext:value-type="float">
            <text:p>1,100</text:p>
          </table:table-cell>
          <table:table-cell table:formula="of:=MAX([.$B$2] - (MAX([.$H25] - [.$C$2]; 0)/[.$D$2]); 0)" office:value-type="float" office:value="1.5" calcext:value-type="float">
            <text:p>1.50</text:p>
          </table:table-cell>
          <table:table-cell table:formula="of:=MIN(MAX([.$H25]-[.$E$2]; 0)/[.$F$2]; 1)" office:value-type="percentage" office:value="0.875" calcext:value-type="percentage">
            <text:p>88%</text:p>
          </table:table-cell>
          <table:table-cell table:formula="of:=MAX([.$B$3] - (MAX([.$H25] - [.$C$3]; 0)/[.$D$3]); 0)" office:value-type="float" office:value="1.95714285714286" calcext:value-type="float">
            <text:p>1.96</text:p>
          </table:table-cell>
          <table:table-cell table:formula="of:=MIN(MAX([.$H25]-[.$E$3]; 0)/[.$F$3]; 1)" office:value-type="percentage" office:value="0.4375" calcext:value-type="percentage">
            <text:p>44%</text:p>
          </table:table-cell>
          <table:table-cell table:formula="of:=MAX([.$B$4] - (MAX([.$H25] - [.$C$4]; 0)/[.$D$4]); 0)" office:value-type="float" office:value="1.11111111111111" calcext:value-type="float">
            <text:p>1.11</text:p>
          </table:table-cell>
          <table:table-cell table:formula="of:=MIN(MAX([.$H25]-[.$E$4]; 0)/[.$F$4]; 1)" office:value-type="percentage" office:value="0.4" calcext:value-type="percentage">
            <text:p>40%</text:p>
          </table:table-cell>
        </table:table-row>
        <table:table-row table:style-name="ro2">
          <table:table-cell table:number-columns-repeated="7"/>
          <table:table-cell table:formula="of:=[.H25]+50" office:value-type="float" office:value="1150" calcext:value-type="float">
            <text:p>1,150</text:p>
          </table:table-cell>
          <table:table-cell table:formula="of:=MAX([.$B$2] - (MAX([.$H26] - [.$C$2]; 0)/[.$D$2]); 0)" office:value-type="float" office:value="1.375" calcext:value-type="float">
            <text:p>1.38</text:p>
          </table:table-cell>
          <table:table-cell table:formula="of:=MIN(MAX([.$H26]-[.$E$2]; 0)/[.$F$2]; 1)" office:value-type="percentage" office:value="0.9375" calcext:value-type="percentage">
            <text:p>94%</text:p>
          </table:table-cell>
          <table:table-cell table:formula="of:=MAX([.$B$3] - (MAX([.$H26] - [.$C$3]; 0)/[.$D$3]); 0)" office:value-type="float" office:value="1.88571428571429" calcext:value-type="float">
            <text:p>1.89</text:p>
          </table:table-cell>
          <table:table-cell table:formula="of:=MIN(MAX([.$H26]-[.$E$3]; 0)/[.$F$3]; 1)" office:value-type="percentage" office:value="0.46875" calcext:value-type="percentage">
            <text:p>47%</text:p>
          </table:table-cell>
          <table:table-cell table:formula="of:=MAX([.$B$4] - (MAX([.$H26] - [.$C$4]; 0)/[.$D$4]); 0)" office:value-type="float" office:value="1.05555555555556" calcext:value-type="float">
            <text:p>1.06</text:p>
          </table:table-cell>
          <table:table-cell table:formula="of:=MIN(MAX([.$H26]-[.$E$4]; 0)/[.$F$4]; 1)" office:value-type="percentage" office:value="0.425" calcext:value-type="percentage">
            <text:p>43%</text:p>
          </table:table-cell>
        </table:table-row>
        <table:table-row table:style-name="ro2">
          <table:table-cell table:number-columns-repeated="7"/>
          <table:table-cell table:formula="of:=[.H26]+50" office:value-type="float" office:value="1200" calcext:value-type="float">
            <text:p>1,200</text:p>
          </table:table-cell>
          <table:table-cell table:formula="of:=MAX([.$B$2] - (MAX([.$H27] - [.$C$2]; 0)/[.$D$2]); 0)" office:value-type="float" office:value="1.25" calcext:value-type="float">
            <text:p>1.25</text:p>
          </table:table-cell>
          <table:table-cell table:formula="of:=MIN(MAX([.$H27]-[.$E$2]; 0)/[.$F$2]; 1)" office:value-type="percentage" office:value="1" calcext:value-type="percentage">
            <text:p>100%</text:p>
          </table:table-cell>
          <table:table-cell table:formula="of:=MAX([.$B$3] - (MAX([.$H27] - [.$C$3]; 0)/[.$D$3]); 0)" office:value-type="float" office:value="1.81428571428571" calcext:value-type="float">
            <text:p>1.81</text:p>
          </table:table-cell>
          <table:table-cell table:formula="of:=MIN(MAX([.$H27]-[.$E$3]; 0)/[.$F$3]; 1)" office:value-type="percentage" office:value="0.5" calcext:value-type="percentage">
            <text:p>50%</text:p>
          </table:table-cell>
          <table:table-cell table:formula="of:=MAX([.$B$4] - (MAX([.$H27] - [.$C$4]; 0)/[.$D$4]); 0)" office:value-type="float" office:value="1" calcext:value-type="float">
            <text:p>1.00</text:p>
          </table:table-cell>
          <table:table-cell table:formula="of:=MIN(MAX([.$H27]-[.$E$4]; 0)/[.$F$4]; 1)" office:value-type="percentage" office:value="0.45" calcext:value-type="percentage">
            <text:p>45%</text:p>
          </table:table-cell>
        </table:table-row>
        <table:table-row table:style-name="ro2">
          <table:table-cell table:number-columns-repeated="7"/>
          <table:table-cell table:formula="of:=[.H27]+50" office:value-type="float" office:value="1250" calcext:value-type="float">
            <text:p>1,250</text:p>
          </table:table-cell>
          <table:table-cell table:formula="of:=MAX([.$B$2] - (MAX([.$H28] - [.$C$2]; 0)/[.$D$2]); 0)" office:value-type="float" office:value="1.125" calcext:value-type="float">
            <text:p>1.13</text:p>
          </table:table-cell>
          <table:table-cell table:formula="of:=MIN(MAX([.$H28]-[.$E$2]; 0)/[.$F$2]; 1)" office:value-type="percentage" office:value="1" calcext:value-type="percentage">
            <text:p>100%</text:p>
          </table:table-cell>
          <table:table-cell table:formula="of:=MAX([.$B$3] - (MAX([.$H28] - [.$C$3]; 0)/[.$D$3]); 0)" office:value-type="float" office:value="1.74285714285714" calcext:value-type="float">
            <text:p>1.74</text:p>
          </table:table-cell>
          <table:table-cell table:formula="of:=MIN(MAX([.$H28]-[.$E$3]; 0)/[.$F$3]; 1)" office:value-type="percentage" office:value="0.53125" calcext:value-type="percentage">
            <text:p>53%</text:p>
          </table:table-cell>
          <table:table-cell table:formula="of:=MAX([.$B$4] - (MAX([.$H28] - [.$C$4]; 0)/[.$D$4]); 0)" office:value-type="float" office:value="0.944444444444444" calcext:value-type="float">
            <text:p>0.94</text:p>
          </table:table-cell>
          <table:table-cell table:formula="of:=MIN(MAX([.$H28]-[.$E$4]; 0)/[.$F$4]; 1)" office:value-type="percentage" office:value="0.475" calcext:value-type="percentage">
            <text:p>48%</text:p>
          </table:table-cell>
        </table:table-row>
        <table:table-row table:style-name="ro2">
          <table:table-cell table:number-columns-repeated="7"/>
          <table:table-cell table:formula="of:=[.H28]+50" office:value-type="float" office:value="1300" calcext:value-type="float">
            <text:p>1,300</text:p>
          </table:table-cell>
          <table:table-cell table:formula="of:=MAX([.$B$2] - (MAX([.$H29] - [.$C$2]; 0)/[.$D$2]); 0)" office:value-type="float" office:value="1" calcext:value-type="float">
            <text:p>1.00</text:p>
          </table:table-cell>
          <table:table-cell table:formula="of:=MIN(MAX([.$H29]-[.$E$2]; 0)/[.$F$2]; 1)" office:value-type="percentage" office:value="1" calcext:value-type="percentage">
            <text:p>100%</text:p>
          </table:table-cell>
          <table:table-cell table:formula="of:=MAX([.$B$3] - (MAX([.$H29] - [.$C$3]; 0)/[.$D$3]); 0)" office:value-type="float" office:value="1.67142857142857" calcext:value-type="float">
            <text:p>1.67</text:p>
          </table:table-cell>
          <table:table-cell table:formula="of:=MIN(MAX([.$H29]-[.$E$3]; 0)/[.$F$3]; 1)" office:value-type="percentage" office:value="0.5625" calcext:value-type="percentage">
            <text:p>56%</text:p>
          </table:table-cell>
          <table:table-cell table:formula="of:=MAX([.$B$4] - (MAX([.$H29] - [.$C$4]; 0)/[.$D$4]); 0)" office:value-type="float" office:value="0.888888888888889" calcext:value-type="float">
            <text:p>0.89</text:p>
          </table:table-cell>
          <table:table-cell table:formula="of:=MIN(MAX([.$H29]-[.$E$4]; 0)/[.$F$4]; 1)" office:value-type="percentage" office:value="0.5" calcext:value-type="percentage">
            <text:p>50%</text:p>
          </table:table-cell>
        </table:table-row>
        <table:table-row table:style-name="ro2">
          <table:table-cell table:number-columns-repeated="7"/>
          <table:table-cell table:formula="of:=[.H29]+50" office:value-type="float" office:value="1350" calcext:value-type="float">
            <text:p>1,350</text:p>
          </table:table-cell>
          <table:table-cell table:formula="of:=MAX([.$B$2] - (MAX([.$H30] - [.$C$2]; 0)/[.$D$2]); 0)" office:value-type="float" office:value="0.875" calcext:value-type="float">
            <text:p>0.88</text:p>
          </table:table-cell>
          <table:table-cell table:formula="of:=MIN(MAX([.$H30]-[.$E$2]; 0)/[.$F$2]; 1)" office:value-type="percentage" office:value="1" calcext:value-type="percentage">
            <text:p>100%</text:p>
          </table:table-cell>
          <table:table-cell table:formula="of:=MAX([.$B$3] - (MAX([.$H30] - [.$C$3]; 0)/[.$D$3]); 0)" office:value-type="float" office:value="1.6" calcext:value-type="float">
            <text:p>1.60</text:p>
          </table:table-cell>
          <table:table-cell table:formula="of:=MIN(MAX([.$H30]-[.$E$3]; 0)/[.$F$3]; 1)" office:value-type="percentage" office:value="0.59375" calcext:value-type="percentage">
            <text:p>59%</text:p>
          </table:table-cell>
          <table:table-cell table:formula="of:=MAX([.$B$4] - (MAX([.$H30] - [.$C$4]; 0)/[.$D$4]); 0)" office:value-type="float" office:value="0.833333333333333" calcext:value-type="float">
            <text:p>0.83</text:p>
          </table:table-cell>
          <table:table-cell table:formula="of:=MIN(MAX([.$H30]-[.$E$4]; 0)/[.$F$4]; 1)" office:value-type="percentage" office:value="0.525" calcext:value-type="percentage">
            <text:p>53%</text:p>
          </table:table-cell>
        </table:table-row>
        <table:table-row table:style-name="ro2">
          <table:table-cell table:number-columns-repeated="7"/>
          <table:table-cell table:formula="of:=[.H30]+50" office:value-type="float" office:value="1400" calcext:value-type="float">
            <text:p>1,400</text:p>
          </table:table-cell>
          <table:table-cell table:formula="of:=MAX([.$B$2] - (MAX([.$H31] - [.$C$2]; 0)/[.$D$2]); 0)" office:value-type="float" office:value="0.75" calcext:value-type="float">
            <text:p>0.75</text:p>
          </table:table-cell>
          <table:table-cell table:formula="of:=MIN(MAX([.$H31]-[.$E$2]; 0)/[.$F$2]; 1)" office:value-type="percentage" office:value="1" calcext:value-type="percentage">
            <text:p>100%</text:p>
          </table:table-cell>
          <table:table-cell table:formula="of:=MAX([.$B$3] - (MAX([.$H31] - [.$C$3]; 0)/[.$D$3]); 0)" office:value-type="float" office:value="1.52857142857143" calcext:value-type="float">
            <text:p>1.53</text:p>
          </table:table-cell>
          <table:table-cell table:formula="of:=MIN(MAX([.$H31]-[.$E$3]; 0)/[.$F$3]; 1)" office:value-type="percentage" office:value="0.625" calcext:value-type="percentage">
            <text:p>63%</text:p>
          </table:table-cell>
          <table:table-cell table:formula="of:=MAX([.$B$4] - (MAX([.$H31] - [.$C$4]; 0)/[.$D$4]); 0)" office:value-type="float" office:value="0.777777777777778" calcext:value-type="float">
            <text:p>0.78</text:p>
          </table:table-cell>
          <table:table-cell table:formula="of:=MIN(MAX([.$H31]-[.$E$4]; 0)/[.$F$4]; 1)" office:value-type="percentage" office:value="0.55" calcext:value-type="percentage">
            <text:p>55%</text:p>
          </table:table-cell>
        </table:table-row>
        <table:table-row table:style-name="ro2">
          <table:table-cell table:number-columns-repeated="7"/>
          <table:table-cell table:formula="of:=[.H31]+50" office:value-type="float" office:value="1450" calcext:value-type="float">
            <text:p>1,450</text:p>
          </table:table-cell>
          <table:table-cell table:formula="of:=MAX([.$B$2] - (MAX([.$H32] - [.$C$2]; 0)/[.$D$2]); 0)" office:value-type="float" office:value="0.625" calcext:value-type="float">
            <text:p>0.63</text:p>
          </table:table-cell>
          <table:table-cell table:formula="of:=MIN(MAX([.$H32]-[.$E$2]; 0)/[.$F$2]; 1)" office:value-type="percentage" office:value="1" calcext:value-type="percentage">
            <text:p>100%</text:p>
          </table:table-cell>
          <table:table-cell table:formula="of:=MAX([.$B$3] - (MAX([.$H32] - [.$C$3]; 0)/[.$D$3]); 0)" office:value-type="float" office:value="1.45714285714286" calcext:value-type="float">
            <text:p>1.46</text:p>
          </table:table-cell>
          <table:table-cell table:formula="of:=MIN(MAX([.$H32]-[.$E$3]; 0)/[.$F$3]; 1)" office:value-type="percentage" office:value="0.65625" calcext:value-type="percentage">
            <text:p>66%</text:p>
          </table:table-cell>
          <table:table-cell table:formula="of:=MAX([.$B$4] - (MAX([.$H32] - [.$C$4]; 0)/[.$D$4]); 0)" office:value-type="float" office:value="0.722222222222222" calcext:value-type="float">
            <text:p>0.72</text:p>
          </table:table-cell>
          <table:table-cell table:formula="of:=MIN(MAX([.$H32]-[.$E$4]; 0)/[.$F$4]; 1)" office:value-type="percentage" office:value="0.575" calcext:value-type="percentage">
            <text:p>58%</text:p>
          </table:table-cell>
        </table:table-row>
        <table:table-row table:style-name="ro2">
          <table:table-cell table:number-columns-repeated="7"/>
          <table:table-cell table:formula="of:=[.H32]+50" office:value-type="float" office:value="1500" calcext:value-type="float">
            <text:p>1,500</text:p>
          </table:table-cell>
          <table:table-cell table:formula="of:=MAX([.$B$2] - (MAX([.$H33] - [.$C$2]; 0)/[.$D$2]); 0)" office:value-type="float" office:value="0.5" calcext:value-type="float">
            <text:p>0.50</text:p>
          </table:table-cell>
          <table:table-cell table:formula="of:=MIN(MAX([.$H33]-[.$E$2]; 0)/[.$F$2]; 1)" office:value-type="percentage" office:value="1" calcext:value-type="percentage">
            <text:p>100%</text:p>
          </table:table-cell>
          <table:table-cell table:formula="of:=MAX([.$B$3] - (MAX([.$H33] - [.$C$3]; 0)/[.$D$3]); 0)" office:value-type="float" office:value="1.38571428571429" calcext:value-type="float">
            <text:p>1.39</text:p>
          </table:table-cell>
          <table:table-cell table:formula="of:=MIN(MAX([.$H33]-[.$E$3]; 0)/[.$F$3]; 1)" office:value-type="percentage" office:value="0.6875" calcext:value-type="percentage">
            <text:p>69%</text:p>
          </table:table-cell>
          <table:table-cell table:formula="of:=MAX([.$B$4] - (MAX([.$H33] - [.$C$4]; 0)/[.$D$4]); 0)" office:value-type="float" office:value="0.666666666666667" calcext:value-type="float">
            <text:p>0.67</text:p>
          </table:table-cell>
          <table:table-cell table:formula="of:=MIN(MAX([.$H33]-[.$E$4]; 0)/[.$F$4]; 1)" office:value-type="percentage" office:value="0.6" calcext:value-type="percentage">
            <text:p>60%</text:p>
          </table:table-cell>
        </table:table-row>
        <table:table-row table:style-name="ro2">
          <table:table-cell table:number-columns-repeated="7"/>
          <table:table-cell table:formula="of:=[.H33]+50" office:value-type="float" office:value="1550" calcext:value-type="float">
            <text:p>1,550</text:p>
          </table:table-cell>
          <table:table-cell table:formula="of:=MAX([.$B$2] - (MAX([.$H34] - [.$C$2]; 0)/[.$D$2]); 0)" office:value-type="float" office:value="0.375" calcext:value-type="float">
            <text:p>0.38</text:p>
          </table:table-cell>
          <table:table-cell table:formula="of:=MIN(MAX([.$H34]-[.$E$2]; 0)/[.$F$2]; 1)" office:value-type="percentage" office:value="1" calcext:value-type="percentage">
            <text:p>100%</text:p>
          </table:table-cell>
          <table:table-cell table:formula="of:=MAX([.$B$3] - (MAX([.$H34] - [.$C$3]; 0)/[.$D$3]); 0)" office:value-type="float" office:value="1.31428571428571" calcext:value-type="float">
            <text:p>1.31</text:p>
          </table:table-cell>
          <table:table-cell table:formula="of:=MIN(MAX([.$H34]-[.$E$3]; 0)/[.$F$3]; 1)" office:value-type="percentage" office:value="0.71875" calcext:value-type="percentage">
            <text:p>72%</text:p>
          </table:table-cell>
          <table:table-cell table:formula="of:=MAX([.$B$4] - (MAX([.$H34] - [.$C$4]; 0)/[.$D$4]); 0)" office:value-type="float" office:value="0.611111111111111" calcext:value-type="float">
            <text:p>0.61</text:p>
          </table:table-cell>
          <table:table-cell table:formula="of:=MIN(MAX([.$H34]-[.$E$4]; 0)/[.$F$4]; 1)" office:value-type="percentage" office:value="0.625" calcext:value-type="percentage">
            <text:p>63%</text:p>
          </table:table-cell>
        </table:table-row>
        <table:table-row table:style-name="ro2">
          <table:table-cell table:number-columns-repeated="7"/>
          <table:table-cell table:formula="of:=[.H34]+50" office:value-type="float" office:value="1600" calcext:value-type="float">
            <text:p>1,600</text:p>
          </table:table-cell>
          <table:table-cell table:formula="of:=MAX([.$B$2] - (MAX([.$H35] - [.$C$2]; 0)/[.$D$2]); 0)" office:value-type="float" office:value="0.25" calcext:value-type="float">
            <text:p>0.25</text:p>
          </table:table-cell>
          <table:table-cell table:formula="of:=MIN(MAX([.$H35]-[.$E$2]; 0)/[.$F$2]; 1)" office:value-type="percentage" office:value="1" calcext:value-type="percentage">
            <text:p>100%</text:p>
          </table:table-cell>
          <table:table-cell table:formula="of:=MAX([.$B$3] - (MAX([.$H35] - [.$C$3]; 0)/[.$D$3]); 0)" office:value-type="float" office:value="1.24285714285714" calcext:value-type="float">
            <text:p>1.24</text:p>
          </table:table-cell>
          <table:table-cell table:formula="of:=MIN(MAX([.$H35]-[.$E$3]; 0)/[.$F$3]; 1)" office:value-type="percentage" office:value="0.75" calcext:value-type="percentage">
            <text:p>75%</text:p>
          </table:table-cell>
          <table:table-cell table:formula="of:=MAX([.$B$4] - (MAX([.$H35] - [.$C$4]; 0)/[.$D$4]); 0)" office:value-type="float" office:value="0.555555555555556" calcext:value-type="float">
            <text:p>0.56</text:p>
          </table:table-cell>
          <table:table-cell table:formula="of:=MIN(MAX([.$H35]-[.$E$4]; 0)/[.$F$4]; 1)" office:value-type="percentage" office:value="0.65" calcext:value-type="percentage">
            <text:p>65%</text:p>
          </table:table-cell>
        </table:table-row>
        <table:table-row table:style-name="ro2">
          <table:table-cell table:number-columns-repeated="7"/>
          <table:table-cell table:formula="of:=[.H35]+50" office:value-type="float" office:value="1650" calcext:value-type="float">
            <text:p>1,650</text:p>
          </table:table-cell>
          <table:table-cell table:formula="of:=MAX([.$B$2] - (MAX([.$H36] - [.$C$2]; 0)/[.$D$2]); 0)" office:value-type="float" office:value="0.125" calcext:value-type="float">
            <text:p>0.13</text:p>
          </table:table-cell>
          <table:table-cell table:formula="of:=MIN(MAX([.$H36]-[.$E$2]; 0)/[.$F$2]; 1)" office:value-type="percentage" office:value="1" calcext:value-type="percentage">
            <text:p>100%</text:p>
          </table:table-cell>
          <table:table-cell table:formula="of:=MAX([.$B$3] - (MAX([.$H36] - [.$C$3]; 0)/[.$D$3]); 0)" office:value-type="float" office:value="1.17142857142857" calcext:value-type="float">
            <text:p>1.17</text:p>
          </table:table-cell>
          <table:table-cell table:formula="of:=MIN(MAX([.$H36]-[.$E$3]; 0)/[.$F$3]; 1)" office:value-type="percentage" office:value="0.78125" calcext:value-type="percentage">
            <text:p>78%</text:p>
          </table:table-cell>
          <table:table-cell table:formula="of:=MAX([.$B$4] - (MAX([.$H36] - [.$C$4]; 0)/[.$D$4]); 0)" office:value-type="float" office:value="0.5" calcext:value-type="float">
            <text:p>0.50</text:p>
          </table:table-cell>
          <table:table-cell table:formula="of:=MIN(MAX([.$H36]-[.$E$4]; 0)/[.$F$4]; 1)" office:value-type="percentage" office:value="0.675" calcext:value-type="percentage">
            <text:p>68%</text:p>
          </table:table-cell>
        </table:table-row>
        <table:table-row table:style-name="ro2">
          <table:table-cell table:number-columns-repeated="7"/>
          <table:table-cell table:formula="of:=[.H36]+50" office:value-type="float" office:value="1700" calcext:value-type="float">
            <text:p>1,700</text:p>
          </table:table-cell>
          <table:table-cell table:formula="of:=MAX([.$B$2] - (MAX([.$H37] - [.$C$2]; 0)/[.$D$2]); 0)" office:value-type="float" office:value="0" calcext:value-type="float">
            <text:p>0.00</text:p>
          </table:table-cell>
          <table:table-cell table:formula="of:=MIN(MAX([.$H37]-[.$E$2]; 0)/[.$F$2]; 1)" office:value-type="percentage" office:value="1" calcext:value-type="percentage">
            <text:p>100%</text:p>
          </table:table-cell>
          <table:table-cell table:formula="of:=MAX([.$B$3] - (MAX([.$H37] - [.$C$3]; 0)/[.$D$3]); 0)" office:value-type="float" office:value="1.1" calcext:value-type="float">
            <text:p>1.10</text:p>
          </table:table-cell>
          <table:table-cell table:formula="of:=MIN(MAX([.$H37]-[.$E$3]; 0)/[.$F$3]; 1)" office:value-type="percentage" office:value="0.8125" calcext:value-type="percentage">
            <text:p>81%</text:p>
          </table:table-cell>
          <table:table-cell table:formula="of:=MAX([.$B$4] - (MAX([.$H37] - [.$C$4]; 0)/[.$D$4]); 0)" office:value-type="float" office:value="0.444444444444444" calcext:value-type="float">
            <text:p>0.44</text:p>
          </table:table-cell>
          <table:table-cell table:formula="of:=MIN(MAX([.$H37]-[.$E$4]; 0)/[.$F$4]; 1)" office:value-type="percentage" office:value="0.7" calcext:value-type="percentage">
            <text:p>70%</text:p>
          </table:table-cell>
        </table:table-row>
        <table:table-row table:style-name="ro2">
          <table:table-cell table:number-columns-repeated="7"/>
          <table:table-cell table:formula="of:=[.H37]+50" office:value-type="float" office:value="1750" calcext:value-type="float">
            <text:p>1,750</text:p>
          </table:table-cell>
          <table:table-cell table:formula="of:=MAX([.$B$2] - (MAX([.$H38] - [.$C$2]; 0)/[.$D$2]); 0)" office:value-type="float" office:value="0" calcext:value-type="float">
            <text:p>0.00</text:p>
          </table:table-cell>
          <table:table-cell table:formula="of:=MIN(MAX([.$H38]-[.$E$2]; 0)/[.$F$2]; 1)" office:value-type="percentage" office:value="1" calcext:value-type="percentage">
            <text:p>100%</text:p>
          </table:table-cell>
          <table:table-cell table:formula="of:=MAX([.$B$3] - (MAX([.$H38] - [.$C$3]; 0)/[.$D$3]); 0)" office:value-type="float" office:value="1.02857142857143" calcext:value-type="float">
            <text:p>1.03</text:p>
          </table:table-cell>
          <table:table-cell table:formula="of:=MIN(MAX([.$H38]-[.$E$3]; 0)/[.$F$3]; 1)" office:value-type="percentage" office:value="0.84375" calcext:value-type="percentage">
            <text:p>84%</text:p>
          </table:table-cell>
          <table:table-cell table:formula="of:=MAX([.$B$4] - (MAX([.$H38] - [.$C$4]; 0)/[.$D$4]); 0)" office:value-type="float" office:value="0.388888888888889" calcext:value-type="float">
            <text:p>0.39</text:p>
          </table:table-cell>
          <table:table-cell table:formula="of:=MIN(MAX([.$H38]-[.$E$4]; 0)/[.$F$4]; 1)" office:value-type="percentage" office:value="0.725" calcext:value-type="percentage">
            <text:p>73%</text:p>
          </table:table-cell>
        </table:table-row>
        <table:table-row table:style-name="ro2">
          <table:table-cell table:number-columns-repeated="7"/>
          <table:table-cell table:formula="of:=[.H38]+50" office:value-type="float" office:value="1800" calcext:value-type="float">
            <text:p>1,800</text:p>
          </table:table-cell>
          <table:table-cell table:formula="of:=MAX([.$B$2] - (MAX([.$H39] - [.$C$2]; 0)/[.$D$2]); 0)" office:value-type="float" office:value="0" calcext:value-type="float">
            <text:p>0.00</text:p>
          </table:table-cell>
          <table:table-cell table:formula="of:=MIN(MAX([.$H39]-[.$E$2]; 0)/[.$F$2]; 1)" office:value-type="percentage" office:value="1" calcext:value-type="percentage">
            <text:p>100%</text:p>
          </table:table-cell>
          <table:table-cell table:formula="of:=MAX([.$B$3] - (MAX([.$H39] - [.$C$3]; 0)/[.$D$3]); 0)" office:value-type="float" office:value="0.957142857142857" calcext:value-type="float">
            <text:p>0.96</text:p>
          </table:table-cell>
          <table:table-cell table:formula="of:=MIN(MAX([.$H39]-[.$E$3]; 0)/[.$F$3]; 1)" office:value-type="percentage" office:value="0.875" calcext:value-type="percentage">
            <text:p>88%</text:p>
          </table:table-cell>
          <table:table-cell table:formula="of:=MAX([.$B$4] - (MAX([.$H39] - [.$C$4]; 0)/[.$D$4]); 0)" office:value-type="float" office:value="0.333333333333333" calcext:value-type="float">
            <text:p>0.33</text:p>
          </table:table-cell>
          <table:table-cell table:formula="of:=MIN(MAX([.$H39]-[.$E$4]; 0)/[.$F$4]; 1)" office:value-type="percentage" office:value="0.75" calcext:value-type="percentage">
            <text:p>75%</text:p>
          </table:table-cell>
        </table:table-row>
        <table:table-row table:style-name="ro2">
          <table:table-cell table:number-columns-repeated="7"/>
          <table:table-cell table:formula="of:=[.H39]+50" office:value-type="float" office:value="1850" calcext:value-type="float">
            <text:p>1,850</text:p>
          </table:table-cell>
          <table:table-cell table:formula="of:=MAX([.$B$2] - (MAX([.$H40] - [.$C$2]; 0)/[.$D$2]); 0)" office:value-type="float" office:value="0" calcext:value-type="float">
            <text:p>0.00</text:p>
          </table:table-cell>
          <table:table-cell table:formula="of:=MIN(MAX([.$H40]-[.$E$2]; 0)/[.$F$2]; 1)" office:value-type="percentage" office:value="1" calcext:value-type="percentage">
            <text:p>100%</text:p>
          </table:table-cell>
          <table:table-cell table:formula="of:=MAX([.$B$3] - (MAX([.$H40] - [.$C$3]; 0)/[.$D$3]); 0)" office:value-type="float" office:value="0.885714285714286" calcext:value-type="float">
            <text:p>0.89</text:p>
          </table:table-cell>
          <table:table-cell table:formula="of:=MIN(MAX([.$H40]-[.$E$3]; 0)/[.$F$3]; 1)" office:value-type="percentage" office:value="0.90625" calcext:value-type="percentage">
            <text:p>91%</text:p>
          </table:table-cell>
          <table:table-cell table:formula="of:=MAX([.$B$4] - (MAX([.$H40] - [.$C$4]; 0)/[.$D$4]); 0)" office:value-type="float" office:value="0.277777777777778" calcext:value-type="float">
            <text:p>0.28</text:p>
          </table:table-cell>
          <table:table-cell table:formula="of:=MIN(MAX([.$H40]-[.$E$4]; 0)/[.$F$4]; 1)" office:value-type="percentage" office:value="0.775" calcext:value-type="percentage">
            <text:p>78%</text:p>
          </table:table-cell>
        </table:table-row>
        <table:table-row table:style-name="ro2">
          <table:table-cell table:number-columns-repeated="7"/>
          <table:table-cell table:formula="of:=[.H40]+50" office:value-type="float" office:value="1900" calcext:value-type="float">
            <text:p>1,900</text:p>
          </table:table-cell>
          <table:table-cell table:formula="of:=MAX([.$B$2] - (MAX([.$H41] - [.$C$2]; 0)/[.$D$2]); 0)" office:value-type="float" office:value="0" calcext:value-type="float">
            <text:p>0.00</text:p>
          </table:table-cell>
          <table:table-cell table:formula="of:=MIN(MAX([.$H41]-[.$E$2]; 0)/[.$F$2]; 1)" office:value-type="percentage" office:value="1" calcext:value-type="percentage">
            <text:p>100%</text:p>
          </table:table-cell>
          <table:table-cell table:formula="of:=MAX([.$B$3] - (MAX([.$H41] - [.$C$3]; 0)/[.$D$3]); 0)" office:value-type="float" office:value="0.814285714285714" calcext:value-type="float">
            <text:p>0.81</text:p>
          </table:table-cell>
          <table:table-cell table:formula="of:=MIN(MAX([.$H41]-[.$E$3]; 0)/[.$F$3]; 1)" office:value-type="percentage" office:value="0.9375" calcext:value-type="percentage">
            <text:p>94%</text:p>
          </table:table-cell>
          <table:table-cell table:formula="of:=MAX([.$B$4] - (MAX([.$H41] - [.$C$4]; 0)/[.$D$4]); 0)" office:value-type="float" office:value="0.222222222222222" calcext:value-type="float">
            <text:p>0.22</text:p>
          </table:table-cell>
          <table:table-cell table:formula="of:=MIN(MAX([.$H41]-[.$E$4]; 0)/[.$F$4]; 1)" office:value-type="percentage" office:value="0.8" calcext:value-type="percentage">
            <text:p>80%</text:p>
          </table:table-cell>
        </table:table-row>
        <table:table-row table:style-name="ro2">
          <table:table-cell table:number-columns-repeated="7"/>
          <table:table-cell table:formula="of:=[.H41]+50" office:value-type="float" office:value="1950" calcext:value-type="float">
            <text:p>1,950</text:p>
          </table:table-cell>
          <table:table-cell table:formula="of:=MAX([.$B$2] - (MAX([.$H42] - [.$C$2]; 0)/[.$D$2]); 0)" office:value-type="float" office:value="0" calcext:value-type="float">
            <text:p>0.00</text:p>
          </table:table-cell>
          <table:table-cell table:formula="of:=MIN(MAX([.$H42]-[.$E$2]; 0)/[.$F$2]; 1)" office:value-type="percentage" office:value="1" calcext:value-type="percentage">
            <text:p>100%</text:p>
          </table:table-cell>
          <table:table-cell table:formula="of:=MAX([.$B$3] - (MAX([.$H42] - [.$C$3]; 0)/[.$D$3]); 0)" office:value-type="float" office:value="0.742857142857143" calcext:value-type="float">
            <text:p>0.74</text:p>
          </table:table-cell>
          <table:table-cell table:formula="of:=MIN(MAX([.$H42]-[.$E$3]; 0)/[.$F$3]; 1)" office:value-type="percentage" office:value="0.96875" calcext:value-type="percentage">
            <text:p>97%</text:p>
          </table:table-cell>
          <table:table-cell table:formula="of:=MAX([.$B$4] - (MAX([.$H42] - [.$C$4]; 0)/[.$D$4]); 0)" office:value-type="float" office:value="0.166666666666667" calcext:value-type="float">
            <text:p>0.17</text:p>
          </table:table-cell>
          <table:table-cell table:formula="of:=MIN(MAX([.$H42]-[.$E$4]; 0)/[.$F$4]; 1)" office:value-type="percentage" office:value="0.825" calcext:value-type="percentage">
            <text:p>83%</text:p>
          </table:table-cell>
        </table:table-row>
        <table:table-row table:style-name="ro2">
          <table:table-cell table:number-columns-repeated="7"/>
          <table:table-cell table:formula="of:=[.H42]+50" office:value-type="float" office:value="2000" calcext:value-type="float">
            <text:p>2,000</text:p>
          </table:table-cell>
          <table:table-cell table:formula="of:=MAX([.$B$2] - (MAX([.$H43] - [.$C$2]; 0)/[.$D$2]); 0)" office:value-type="float" office:value="0" calcext:value-type="float">
            <text:p>0.00</text:p>
          </table:table-cell>
          <table:table-cell table:formula="of:=MIN(MAX([.$H43]-[.$E$2]; 0)/[.$F$2]; 1)" office:value-type="percentage" office:value="1" calcext:value-type="percentage">
            <text:p>100%</text:p>
          </table:table-cell>
          <table:table-cell table:formula="of:=MAX([.$B$3] - (MAX([.$H43] - [.$C$3]; 0)/[.$D$3]); 0)" office:value-type="float" office:value="0.671428571428572" calcext:value-type="float">
            <text:p>0.67</text:p>
          </table:table-cell>
          <table:table-cell table:formula="of:=MIN(MAX([.$H43]-[.$E$3]; 0)/[.$F$3]; 1)" office:value-type="percentage" office:value="1" calcext:value-type="percentage">
            <text:p>100%</text:p>
          </table:table-cell>
          <table:table-cell table:formula="of:=MAX([.$B$4] - (MAX([.$H43] - [.$C$4]; 0)/[.$D$4]); 0)" office:value-type="float" office:value="0.111111111111111" calcext:value-type="float">
            <text:p>0.11</text:p>
          </table:table-cell>
          <table:table-cell table:formula="of:=MIN(MAX([.$H43]-[.$E$4]; 0)/[.$F$4]; 1)" office:value-type="percentage" office:value="0.85" calcext:value-type="percentage">
            <text:p>85%</text:p>
          </table:table-cell>
        </table:table-row>
        <table:table-row table:style-name="ro2">
          <table:table-cell table:number-columns-repeated="7"/>
          <table:table-cell table:formula="of:=[.H43]+50" office:value-type="float" office:value="2050" calcext:value-type="float">
            <text:p>2,050</text:p>
          </table:table-cell>
          <table:table-cell table:formula="of:=MAX([.$B$2] - (MAX([.$H44] - [.$C$2]; 0)/[.$D$2]); 0)" office:value-type="float" office:value="0" calcext:value-type="float">
            <text:p>0.00</text:p>
          </table:table-cell>
          <table:table-cell table:formula="of:=MIN(MAX([.$H44]-[.$E$2]; 0)/[.$F$2]; 1)" office:value-type="percentage" office:value="1" calcext:value-type="percentage">
            <text:p>100%</text:p>
          </table:table-cell>
          <table:table-cell table:formula="of:=MAX([.$B$3] - (MAX([.$H44] - [.$C$3]; 0)/[.$D$3]); 0)" office:value-type="float" office:value="0.6" calcext:value-type="float">
            <text:p>0.60</text:p>
          </table:table-cell>
          <table:table-cell table:formula="of:=MIN(MAX([.$H44]-[.$E$3]; 0)/[.$F$3]; 1)" office:value-type="percentage" office:value="1" calcext:value-type="percentage">
            <text:p>100%</text:p>
          </table:table-cell>
          <table:table-cell table:formula="of:=MAX([.$B$4] - (MAX([.$H44] - [.$C$4]; 0)/[.$D$4]); 0)" office:value-type="float" office:value="0.0555555555555556" calcext:value-type="float">
            <text:p>0.06</text:p>
          </table:table-cell>
          <table:table-cell table:formula="of:=MIN(MAX([.$H44]-[.$E$4]; 0)/[.$F$4]; 1)" office:value-type="percentage" office:value="0.875" calcext:value-type="percentage">
            <text:p>88%</text:p>
          </table:table-cell>
        </table:table-row>
        <table:table-row table:style-name="ro2">
          <table:table-cell table:number-columns-repeated="7"/>
          <table:table-cell table:formula="of:=[.H44]+50" office:value-type="float" office:value="2100" calcext:value-type="float">
            <text:p>2,100</text:p>
          </table:table-cell>
          <table:table-cell table:formula="of:=MAX([.$B$2] - (MAX([.$H45] - [.$C$2]; 0)/[.$D$2]); 0)" office:value-type="float" office:value="0" calcext:value-type="float">
            <text:p>0.00</text:p>
          </table:table-cell>
          <table:table-cell table:formula="of:=MIN(MAX([.$H45]-[.$E$2]; 0)/[.$F$2]; 1)" office:value-type="percentage" office:value="1" calcext:value-type="percentage">
            <text:p>100%</text:p>
          </table:table-cell>
          <table:table-cell table:formula="of:=MAX([.$B$3] - (MAX([.$H45] - [.$C$3]; 0)/[.$D$3]); 0)" office:value-type="float" office:value="0.528571428571429" calcext:value-type="float">
            <text:p>0.53</text:p>
          </table:table-cell>
          <table:table-cell table:formula="of:=MIN(MAX([.$H45]-[.$E$3]; 0)/[.$F$3]; 1)" office:value-type="percentage" office:value="1" calcext:value-type="percentage">
            <text:p>100%</text:p>
          </table:table-cell>
          <table:table-cell table:formula="of:=MAX([.$B$4] - (MAX([.$H45] - [.$C$4]; 0)/[.$D$4]); 0)" office:value-type="float" office:value="0" calcext:value-type="float">
            <text:p>0.00</text:p>
          </table:table-cell>
          <table:table-cell table:formula="of:=MIN(MAX([.$H45]-[.$E$4]; 0)/[.$F$4]; 1)" office:value-type="percentage" office:value="0.9" calcext:value-type="percentage">
            <text:p>90%</text:p>
          </table:table-cell>
        </table:table-row>
        <table:table-row table:style-name="ro2">
          <table:table-cell table:number-columns-repeated="7"/>
          <table:table-cell table:formula="of:=[.H45]+50" office:value-type="float" office:value="2150" calcext:value-type="float">
            <text:p>2,150</text:p>
          </table:table-cell>
          <table:table-cell table:formula="of:=MAX([.$B$2] - (MAX([.$H46] - [.$C$2]; 0)/[.$D$2]); 0)" office:value-type="float" office:value="0" calcext:value-type="float">
            <text:p>0.00</text:p>
          </table:table-cell>
          <table:table-cell table:formula="of:=MIN(MAX([.$H46]-[.$E$2]; 0)/[.$F$2]; 1)" office:value-type="percentage" office:value="1" calcext:value-type="percentage">
            <text:p>100%</text:p>
          </table:table-cell>
          <table:table-cell table:formula="of:=MAX([.$B$3] - (MAX([.$H46] - [.$C$3]; 0)/[.$D$3]); 0)" office:value-type="float" office:value="0.457142857142857" calcext:value-type="float">
            <text:p>0.46</text:p>
          </table:table-cell>
          <table:table-cell table:formula="of:=MIN(MAX([.$H46]-[.$E$3]; 0)/[.$F$3]; 1)" office:value-type="percentage" office:value="1" calcext:value-type="percentage">
            <text:p>100%</text:p>
          </table:table-cell>
          <table:table-cell table:formula="of:=MAX([.$B$4] - (MAX([.$H46] - [.$C$4]; 0)/[.$D$4]); 0)" office:value-type="float" office:value="0" calcext:value-type="float">
            <text:p>0.00</text:p>
          </table:table-cell>
          <table:table-cell table:formula="of:=MIN(MAX([.$H46]-[.$E$4]; 0)/[.$F$4]; 1)" office:value-type="percentage" office:value="0.925" calcext:value-type="percentage">
            <text:p>93%</text:p>
          </table:table-cell>
        </table:table-row>
        <table:table-row table:style-name="ro2">
          <table:table-cell table:number-columns-repeated="7"/>
          <table:table-cell table:formula="of:=[.H46]+50" office:value-type="float" office:value="2200" calcext:value-type="float">
            <text:p>2,200</text:p>
          </table:table-cell>
          <table:table-cell table:formula="of:=MAX([.$B$2] - (MAX([.$H47] - [.$C$2]; 0)/[.$D$2]); 0)" office:value-type="float" office:value="0" calcext:value-type="float">
            <text:p>0.00</text:p>
          </table:table-cell>
          <table:table-cell table:formula="of:=MIN(MAX([.$H47]-[.$E$2]; 0)/[.$F$2]; 1)" office:value-type="percentage" office:value="1" calcext:value-type="percentage">
            <text:p>100%</text:p>
          </table:table-cell>
          <table:table-cell table:formula="of:=MAX([.$B$3] - (MAX([.$H47] - [.$C$3]; 0)/[.$D$3]); 0)" office:value-type="float" office:value="0.385714285714286" calcext:value-type="float">
            <text:p>0.39</text:p>
          </table:table-cell>
          <table:table-cell table:formula="of:=MIN(MAX([.$H47]-[.$E$3]; 0)/[.$F$3]; 1)" office:value-type="percentage" office:value="1" calcext:value-type="percentage">
            <text:p>100%</text:p>
          </table:table-cell>
          <table:table-cell table:formula="of:=MAX([.$B$4] - (MAX([.$H47] - [.$C$4]; 0)/[.$D$4]); 0)" office:value-type="float" office:value="0" calcext:value-type="float">
            <text:p>0.00</text:p>
          </table:table-cell>
          <table:table-cell table:formula="of:=MIN(MAX([.$H47]-[.$E$4]; 0)/[.$F$4]; 1)" office:value-type="percentage" office:value="0.95" calcext:value-type="percentage">
            <text:p>95%</text:p>
          </table:table-cell>
        </table:table-row>
        <table:table-row table:style-name="ro2">
          <table:table-cell table:number-columns-repeated="7"/>
          <table:table-cell table:formula="of:=[.H47]+50" office:value-type="float" office:value="2250" calcext:value-type="float">
            <text:p>2,250</text:p>
          </table:table-cell>
          <table:table-cell table:formula="of:=MAX([.$B$2] - (MAX([.$H48] - [.$C$2]; 0)/[.$D$2]); 0)" office:value-type="float" office:value="0" calcext:value-type="float">
            <text:p>0.00</text:p>
          </table:table-cell>
          <table:table-cell table:formula="of:=MIN(MAX([.$H48]-[.$E$2]; 0)/[.$F$2]; 1)" office:value-type="percentage" office:value="1" calcext:value-type="percentage">
            <text:p>100%</text:p>
          </table:table-cell>
          <table:table-cell table:formula="of:=MAX([.$B$3] - (MAX([.$H48] - [.$C$3]; 0)/[.$D$3]); 0)" office:value-type="float" office:value="0.314285714285714" calcext:value-type="float">
            <text:p>0.31</text:p>
          </table:table-cell>
          <table:table-cell table:formula="of:=MIN(MAX([.$H48]-[.$E$3]; 0)/[.$F$3]; 1)" office:value-type="percentage" office:value="1" calcext:value-type="percentage">
            <text:p>100%</text:p>
          </table:table-cell>
          <table:table-cell table:formula="of:=MAX([.$B$4] - (MAX([.$H48] - [.$C$4]; 0)/[.$D$4]); 0)" office:value-type="float" office:value="0" calcext:value-type="float">
            <text:p>0.00</text:p>
          </table:table-cell>
          <table:table-cell table:formula="of:=MIN(MAX([.$H48]-[.$E$4]; 0)/[.$F$4]; 1)" office:value-type="percentage" office:value="0.975" calcext:value-type="percentage">
            <text:p>98%</text:p>
          </table:table-cell>
        </table:table-row>
        <table:table-row table:style-name="ro2">
          <table:table-cell table:number-columns-repeated="7"/>
          <table:table-cell table:formula="of:=[.H48]+50" office:value-type="float" office:value="2300" calcext:value-type="float">
            <text:p>2,300</text:p>
          </table:table-cell>
          <table:table-cell table:formula="of:=MAX([.$B$2] - (MAX([.$H49] - [.$C$2]; 0)/[.$D$2]); 0)" office:value-type="float" office:value="0" calcext:value-type="float">
            <text:p>0.00</text:p>
          </table:table-cell>
          <table:table-cell table:formula="of:=MIN(MAX([.$H49]-[.$E$2]; 0)/[.$F$2]; 1)" office:value-type="percentage" office:value="1" calcext:value-type="percentage">
            <text:p>100%</text:p>
          </table:table-cell>
          <table:table-cell table:formula="of:=MAX([.$B$3] - (MAX([.$H49] - [.$C$3]; 0)/[.$D$3]); 0)" office:value-type="float" office:value="0.242857142857143" calcext:value-type="float">
            <text:p>0.24</text:p>
          </table:table-cell>
          <table:table-cell table:formula="of:=MIN(MAX([.$H49]-[.$E$3]; 0)/[.$F$3]; 1)" office:value-type="percentage" office:value="1" calcext:value-type="percentage">
            <text:p>100%</text:p>
          </table:table-cell>
          <table:table-cell table:formula="of:=MAX([.$B$4] - (MAX([.$H49] - [.$C$4]; 0)/[.$D$4]); 0)" office:value-type="float" office:value="0" calcext:value-type="float">
            <text:p>0.00</text:p>
          </table:table-cell>
          <table:table-cell table:formula="of:=MIN(MAX([.$H49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49]+50" office:value-type="float" office:value="2350" calcext:value-type="float">
            <text:p>2,350</text:p>
          </table:table-cell>
          <table:table-cell table:formula="of:=MAX([.$B$2] - (MAX([.$H50] - [.$C$2]; 0)/[.$D$2]); 0)" office:value-type="float" office:value="0" calcext:value-type="float">
            <text:p>0.00</text:p>
          </table:table-cell>
          <table:table-cell table:formula="of:=MIN(MAX([.$H50]-[.$E$2]; 0)/[.$F$2]; 1)" office:value-type="percentage" office:value="1" calcext:value-type="percentage">
            <text:p>100%</text:p>
          </table:table-cell>
          <table:table-cell table:formula="of:=MAX([.$B$3] - (MAX([.$H50] - [.$C$3]; 0)/[.$D$3]); 0)" office:value-type="float" office:value="0.171428571428572" calcext:value-type="float">
            <text:p>0.17</text:p>
          </table:table-cell>
          <table:table-cell table:formula="of:=MIN(MAX([.$H50]-[.$E$3]; 0)/[.$F$3]; 1)" office:value-type="percentage" office:value="1" calcext:value-type="percentage">
            <text:p>100%</text:p>
          </table:table-cell>
          <table:table-cell table:formula="of:=MAX([.$B$4] - (MAX([.$H50] - [.$C$4]; 0)/[.$D$4]); 0)" office:value-type="float" office:value="0" calcext:value-type="float">
            <text:p>0.00</text:p>
          </table:table-cell>
          <table:table-cell table:formula="of:=MIN(MAX([.$H50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50]+50" office:value-type="float" office:value="2400" calcext:value-type="float">
            <text:p>2,400</text:p>
          </table:table-cell>
          <table:table-cell table:formula="of:=MAX([.$B$2] - (MAX([.$H51] - [.$C$2]; 0)/[.$D$2]); 0)" office:value-type="float" office:value="0" calcext:value-type="float">
            <text:p>0.00</text:p>
          </table:table-cell>
          <table:table-cell table:formula="of:=MIN(MAX([.$H51]-[.$E$2]; 0)/[.$F$2]; 1)" office:value-type="percentage" office:value="1" calcext:value-type="percentage">
            <text:p>100%</text:p>
          </table:table-cell>
          <table:table-cell table:formula="of:=MAX([.$B$3] - (MAX([.$H51] - [.$C$3]; 0)/[.$D$3]); 0)" office:value-type="float" office:value="0.1" calcext:value-type="float">
            <text:p>0.10</text:p>
          </table:table-cell>
          <table:table-cell table:formula="of:=MIN(MAX([.$H51]-[.$E$3]; 0)/[.$F$3]; 1)" office:value-type="percentage" office:value="1" calcext:value-type="percentage">
            <text:p>100%</text:p>
          </table:table-cell>
          <table:table-cell table:formula="of:=MAX([.$B$4] - (MAX([.$H51] - [.$C$4]; 0)/[.$D$4]); 0)" office:value-type="float" office:value="0" calcext:value-type="float">
            <text:p>0.00</text:p>
          </table:table-cell>
          <table:table-cell table:formula="of:=MIN(MAX([.$H51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51]+50" office:value-type="float" office:value="2450" calcext:value-type="float">
            <text:p>2,450</text:p>
          </table:table-cell>
          <table:table-cell table:formula="of:=MAX([.$B$2] - (MAX([.$H52] - [.$C$2]; 0)/[.$D$2]); 0)" office:value-type="float" office:value="0" calcext:value-type="float">
            <text:p>0.00</text:p>
          </table:table-cell>
          <table:table-cell table:formula="of:=MIN(MAX([.$H52]-[.$E$2]; 0)/[.$F$2]; 1)" office:value-type="percentage" office:value="1" calcext:value-type="percentage">
            <text:p>100%</text:p>
          </table:table-cell>
          <table:table-cell table:formula="of:=MAX([.$B$3] - (MAX([.$H52] - [.$C$3]; 0)/[.$D$3]); 0)" office:value-type="float" office:value="0.0285714285714285" calcext:value-type="float">
            <text:p>0.03</text:p>
          </table:table-cell>
          <table:table-cell table:formula="of:=MIN(MAX([.$H52]-[.$E$3]; 0)/[.$F$3]; 1)" office:value-type="percentage" office:value="1" calcext:value-type="percentage">
            <text:p>100%</text:p>
          </table:table-cell>
          <table:table-cell table:formula="of:=MAX([.$B$4] - (MAX([.$H52] - [.$C$4]; 0)/[.$D$4]); 0)" office:value-type="float" office:value="0" calcext:value-type="float">
            <text:p>0.00</text:p>
          </table:table-cell>
          <table:table-cell table:formula="of:=MIN(MAX([.$H52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52]+50" office:value-type="float" office:value="2500" calcext:value-type="float">
            <text:p>2,500</text:p>
          </table:table-cell>
          <table:table-cell table:formula="of:=MAX([.$B$2] - (MAX([.$H53] - [.$C$2]; 0)/[.$D$2]); 0)" office:value-type="float" office:value="0" calcext:value-type="float">
            <text:p>0.00</text:p>
          </table:table-cell>
          <table:table-cell table:formula="of:=MIN(MAX([.$H53]-[.$E$2]; 0)/[.$F$2]; 1)" office:value-type="percentage" office:value="1" calcext:value-type="percentage">
            <text:p>100%</text:p>
          </table:table-cell>
          <table:table-cell table:formula="of:=MAX([.$B$3] - (MAX([.$H53] - [.$C$3]; 0)/[.$D$3]); 0)" office:value-type="float" office:value="0" calcext:value-type="float">
            <text:p>0.00</text:p>
          </table:table-cell>
          <table:table-cell table:formula="of:=MIN(MAX([.$H53]-[.$E$3]; 0)/[.$F$3]; 1)" office:value-type="percentage" office:value="1" calcext:value-type="percentage">
            <text:p>100%</text:p>
          </table:table-cell>
          <table:table-cell table:formula="of:=MAX([.$B$4] - (MAX([.$H53] - [.$C$4]; 0)/[.$D$4]); 0)" office:value-type="float" office:value="0" calcext:value-type="float">
            <text:p>0.00</text:p>
          </table:table-cell>
          <table:table-cell table:formula="of:=MIN(MAX([.$H53]-[.$E$4]; 0)/[.$F$4]; 1)" office:value-type="percentage" office:value="1" calcext:value-type="percentage">
            <text:p>100%</text:p>
          </table:table-cell>
        </table:table-row>
        <table:table-row table:style-name="ro2" table:number-rows-repeated="104852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ishing Loot" table:style-name="ta1">
        <table:table-column table:style-name="co2" table:number-columns-repeated="7" table:default-cell-style-name="Default"/>
        <table:table-column table:style-name="co2" table:default-cell-style-name="ce3"/>
        <table:table-row table:style-name="ro2">
          <table:table-cell table:number-columns-repeated="7"/>
          <table:table-cell table:style-name="ce14" table:formula="of:=[$'Fishing Poles'.$H$1]" office:value-type="string" office:string-value="Time" calcext:value-type="string" table:number-columns-spanned="1" table:number-rows-spanned="2">
            <text:p>Time</text:p>
          </table:table-cell>
        </table:table-row>
        <table:table-row table:style-name="ro2">
          <table:table-cell table:number-columns-repeated="7"/>
          <table:covered-table-cell table:style-name="ce14"/>
        </table:table-row>
        <table:table-row table:style-name="ro2">
          <table:table-cell table:number-columns-repeated="7"/>
          <table:table-cell table:formula="of:=[$'Fishing Poles'.$H$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$'Fishing Poles'.$H$4]" office:value-type="float" office:value="50" calcext:value-type="float">
            <text:p>50</text:p>
          </table:table-cell>
        </table:table-row>
        <table:table-row table:style-name="ro2">
          <table:table-cell table:number-columns-repeated="7"/>
          <table:table-cell table:formula="of:=[$'Fishing Poles'.$H$5]" office:value-type="float" office:value="100" calcext:value-type="float">
            <text:p>100</text:p>
          </table:table-cell>
        </table:table-row>
        <table:table-row table:style-name="ro2">
          <table:table-cell table:number-columns-repeated="7"/>
          <table:table-cell table:formula="of:=[$'Fishing Poles'.$H$6]" office:value-type="float" office:value="150" calcext:value-type="float">
            <text:p>150</text:p>
          </table:table-cell>
        </table:table-row>
        <table:table-row table:style-name="ro2">
          <table:table-cell table:number-columns-repeated="7"/>
          <table:table-cell table:formula="of:=[$'Fishing Poles'.$H$7]" office:value-type="float" office:value="200" calcext:value-type="float">
            <text:p>200</text:p>
          </table:table-cell>
        </table:table-row>
        <table:table-row table:style-name="ro2">
          <table:table-cell table:number-columns-repeated="7"/>
          <table:table-cell table:formula="of:=[$'Fishing Poles'.$H$8]" office:value-type="float" office:value="250" calcext:value-type="float">
            <text:p>250</text:p>
          </table:table-cell>
        </table:table-row>
        <table:table-row table:style-name="ro2">
          <table:table-cell table:number-columns-repeated="7"/>
          <table:table-cell table:formula="of:=[$'Fishing Poles'.$H$9]" office:value-type="float" office:value="300" calcext:value-type="float">
            <text:p>300</text:p>
          </table:table-cell>
        </table:table-row>
        <table:table-row table:style-name="ro2">
          <table:table-cell table:number-columns-repeated="7"/>
          <table:table-cell table:formula="of:=[$'Fishing Poles'.$H$10]" office:value-type="float" office:value="350" calcext:value-type="float">
            <text:p>350</text:p>
          </table:table-cell>
        </table:table-row>
        <table:table-row table:style-name="ro2">
          <table:table-cell table:number-columns-repeated="7"/>
          <table:table-cell table:formula="of:=[$'Fishing Poles'.$H$11]" office:value-type="float" office:value="400" calcext:value-type="float">
            <text:p>400</text:p>
          </table:table-cell>
        </table:table-row>
        <table:table-row table:style-name="ro2">
          <table:table-cell table:number-columns-repeated="7"/>
          <table:table-cell table:formula="of:=[$'Fishing Poles'.$H$12]" office:value-type="float" office:value="450" calcext:value-type="float">
            <text:p>450</text:p>
          </table:table-cell>
        </table:table-row>
        <table:table-row table:style-name="ro2">
          <table:table-cell table:number-columns-repeated="7"/>
          <table:table-cell table:formula="of:=[$'Fishing Poles'.$H$13]" office:value-type="float" office:value="500" calcext:value-type="float">
            <text:p>500</text:p>
          </table:table-cell>
        </table:table-row>
        <table:table-row table:style-name="ro2">
          <table:table-cell table:number-columns-repeated="7"/>
          <table:table-cell table:formula="of:=[$'Fishing Poles'.$H$14]" office:value-type="float" office:value="550" calcext:value-type="float">
            <text:p>550</text:p>
          </table:table-cell>
        </table:table-row>
        <table:table-row table:style-name="ro2">
          <table:table-cell table:number-columns-repeated="7"/>
          <table:table-cell table:formula="of:=[$'Fishing Poles'.$H$15]" office:value-type="float" office:value="600" calcext:value-type="float">
            <text:p>600</text:p>
          </table:table-cell>
        </table:table-row>
        <table:table-row table:style-name="ro2">
          <table:table-cell table:number-columns-repeated="7"/>
          <table:table-cell table:formula="of:=[$'Fishing Poles'.$H$16]" office:value-type="float" office:value="650" calcext:value-type="float">
            <text:p>650</text:p>
          </table:table-cell>
        </table:table-row>
        <table:table-row table:style-name="ro2">
          <table:table-cell table:number-columns-repeated="7"/>
          <table:table-cell table:formula="of:=[$'Fishing Poles'.$H$17]" office:value-type="float" office:value="700" calcext:value-type="float">
            <text:p>700</text:p>
          </table:table-cell>
        </table:table-row>
        <table:table-row table:style-name="ro2">
          <table:table-cell table:number-columns-repeated="7"/>
          <table:table-cell table:formula="of:=[$'Fishing Poles'.$H$18]" office:value-type="float" office:value="750" calcext:value-type="float">
            <text:p>750</text:p>
          </table:table-cell>
        </table:table-row>
        <table:table-row table:style-name="ro2">
          <table:table-cell table:number-columns-repeated="7"/>
          <table:table-cell table:formula="of:=[$'Fishing Poles'.$H$19]" office:value-type="float" office:value="800" calcext:value-type="float">
            <text:p>800</text:p>
          </table:table-cell>
        </table:table-row>
        <table:table-row table:style-name="ro2">
          <table:table-cell table:number-columns-repeated="7"/>
          <table:table-cell table:formula="of:=[$'Fishing Poles'.$H$20]" office:value-type="float" office:value="850" calcext:value-type="float">
            <text:p>850</text:p>
          </table:table-cell>
        </table:table-row>
        <table:table-row table:style-name="ro2">
          <table:table-cell table:number-columns-repeated="7"/>
          <table:table-cell table:formula="of:=[$'Fishing Poles'.$H$21]" office:value-type="float" office:value="900" calcext:value-type="float">
            <text:p>900</text:p>
          </table:table-cell>
        </table:table-row>
        <table:table-row table:style-name="ro2">
          <table:table-cell table:number-columns-repeated="7"/>
          <table:table-cell table:formula="of:=[$'Fishing Poles'.$H$22]" office:value-type="float" office:value="950" calcext:value-type="float">
            <text:p>950</text:p>
          </table:table-cell>
        </table:table-row>
        <table:table-row table:style-name="ro2">
          <table:table-cell table:number-columns-repeated="7"/>
          <table:table-cell table:formula="of:=[$'Fishing Poles'.$H$23]" office:value-type="float" office:value="1000" calcext:value-type="float">
            <text:p>1,000</text:p>
          </table:table-cell>
        </table:table-row>
        <table:table-row table:style-name="ro2">
          <table:table-cell table:number-columns-repeated="7"/>
          <table:table-cell table:formula="of:=[$'Fishing Poles'.$H$24]" office:value-type="float" office:value="1050" calcext:value-type="float">
            <text:p>1,050</text:p>
          </table:table-cell>
        </table:table-row>
        <table:table-row table:style-name="ro2">
          <table:table-cell table:number-columns-repeated="7"/>
          <table:table-cell table:formula="of:=[$'Fishing Poles'.$H$25]" office:value-type="float" office:value="1100" calcext:value-type="float">
            <text:p>1,100</text:p>
          </table:table-cell>
        </table:table-row>
        <table:table-row table:style-name="ro2">
          <table:table-cell table:number-columns-repeated="7"/>
          <table:table-cell table:formula="of:=[$'Fishing Poles'.$H$26]" office:value-type="float" office:value="1150" calcext:value-type="float">
            <text:p>1,150</text:p>
          </table:table-cell>
        </table:table-row>
        <table:table-row table:style-name="ro2">
          <table:table-cell table:number-columns-repeated="7"/>
          <table:table-cell table:formula="of:=[$'Fishing Poles'.$H$27]" office:value-type="float" office:value="1200" calcext:value-type="float">
            <text:p>1,200</text:p>
          </table:table-cell>
        </table:table-row>
        <table:table-row table:style-name="ro2">
          <table:table-cell table:number-columns-repeated="7"/>
          <table:table-cell table:formula="of:=[$'Fishing Poles'.$H$28]" office:value-type="float" office:value="1250" calcext:value-type="float">
            <text:p>1,250</text:p>
          </table:table-cell>
        </table:table-row>
        <table:table-row table:style-name="ro2">
          <table:table-cell table:number-columns-repeated="7"/>
          <table:table-cell table:formula="of:=[$'Fishing Poles'.$H$29]" office:value-type="float" office:value="1300" calcext:value-type="float">
            <text:p>1,300</text:p>
          </table:table-cell>
        </table:table-row>
        <table:table-row table:style-name="ro2">
          <table:table-cell table:number-columns-repeated="7"/>
          <table:table-cell table:formula="of:=[$'Fishing Poles'.$H$30]" office:value-type="float" office:value="1350" calcext:value-type="float">
            <text:p>1,350</text:p>
          </table:table-cell>
        </table:table-row>
        <table:table-row table:style-name="ro2">
          <table:table-cell table:number-columns-repeated="7"/>
          <table:table-cell table:formula="of:=[$'Fishing Poles'.$H$31]" office:value-type="float" office:value="1400" calcext:value-type="float">
            <text:p>1,400</text:p>
          </table:table-cell>
        </table:table-row>
        <table:table-row table:style-name="ro2">
          <table:table-cell table:number-columns-repeated="7"/>
          <table:table-cell table:formula="of:=[$'Fishing Poles'.$H$32]" office:value-type="float" office:value="1450" calcext:value-type="float">
            <text:p>1,450</text:p>
          </table:table-cell>
        </table:table-row>
        <table:table-row table:style-name="ro2">
          <table:table-cell table:number-columns-repeated="7"/>
          <table:table-cell table:formula="of:=[$'Fishing Poles'.$H$33]" office:value-type="float" office:value="1500" calcext:value-type="float">
            <text:p>1,500</text:p>
          </table:table-cell>
        </table:table-row>
        <table:table-row table:style-name="ro2">
          <table:table-cell table:number-columns-repeated="7"/>
          <table:table-cell table:formula="of:=[$'Fishing Poles'.$H$34]" office:value-type="float" office:value="1550" calcext:value-type="float">
            <text:p>1,550</text:p>
          </table:table-cell>
        </table:table-row>
        <table:table-row table:style-name="ro2">
          <table:table-cell table:number-columns-repeated="7"/>
          <table:table-cell table:formula="of:=[$'Fishing Poles'.$H$35]" office:value-type="float" office:value="1600" calcext:value-type="float">
            <text:p>1,600</text:p>
          </table:table-cell>
        </table:table-row>
        <table:table-row table:style-name="ro2">
          <table:table-cell table:number-columns-repeated="7"/>
          <table:table-cell table:formula="of:=[$'Fishing Poles'.$H$36]" office:value-type="float" office:value="1650" calcext:value-type="float">
            <text:p>1,650</text:p>
          </table:table-cell>
        </table:table-row>
        <table:table-row table:style-name="ro2">
          <table:table-cell table:number-columns-repeated="7"/>
          <table:table-cell table:formula="of:=[$'Fishing Poles'.$H$37]" office:value-type="float" office:value="1700" calcext:value-type="float">
            <text:p>1,700</text:p>
          </table:table-cell>
        </table:table-row>
        <table:table-row table:style-name="ro2">
          <table:table-cell table:number-columns-repeated="7"/>
          <table:table-cell table:formula="of:=[$'Fishing Poles'.$H$38]" office:value-type="float" office:value="1750" calcext:value-type="float">
            <text:p>1,750</text:p>
          </table:table-cell>
        </table:table-row>
        <table:table-row table:style-name="ro2">
          <table:table-cell table:number-columns-repeated="7"/>
          <table:table-cell table:formula="of:=[$'Fishing Poles'.$H$39]" office:value-type="float" office:value="1800" calcext:value-type="float">
            <text:p>1,800</text:p>
          </table:table-cell>
        </table:table-row>
        <table:table-row table:style-name="ro2">
          <table:table-cell table:number-columns-repeated="7"/>
          <table:table-cell table:formula="of:=[$'Fishing Poles'.$H$40]" office:value-type="float" office:value="1850" calcext:value-type="float">
            <text:p>1,850</text:p>
          </table:table-cell>
        </table:table-row>
        <table:table-row table:style-name="ro2">
          <table:table-cell table:number-columns-repeated="7"/>
          <table:table-cell table:formula="of:=[$'Fishing Poles'.$H$41]" office:value-type="float" office:value="1900" calcext:value-type="float">
            <text:p>1,900</text:p>
          </table:table-cell>
        </table:table-row>
        <table:table-row table:style-name="ro2">
          <table:table-cell table:number-columns-repeated="7"/>
          <table:table-cell table:formula="of:=[$'Fishing Poles'.$H$42]" office:value-type="float" office:value="1950" calcext:value-type="float">
            <text:p>1,950</text:p>
          </table:table-cell>
        </table:table-row>
        <table:table-row table:style-name="ro2">
          <table:table-cell table:number-columns-repeated="7"/>
          <table:table-cell table:formula="of:=[$'Fishing Poles'.$H$43]" office:value-type="float" office:value="2000" calcext:value-type="float">
            <text:p>2,000</text:p>
          </table:table-cell>
        </table:table-row>
        <table:table-row table:style-name="ro2">
          <table:table-cell table:number-columns-repeated="7"/>
          <table:table-cell table:formula="of:=[$'Fishing Poles'.$H$44]" office:value-type="float" office:value="2050" calcext:value-type="float">
            <text:p>2,050</text:p>
          </table:table-cell>
        </table:table-row>
        <table:table-row table:style-name="ro2">
          <table:table-cell table:number-columns-repeated="7"/>
          <table:table-cell table:formula="of:=[$'Fishing Poles'.$H$45]" office:value-type="float" office:value="2100" calcext:value-type="float">
            <text:p>2,100</text:p>
          </table:table-cell>
        </table:table-row>
        <table:table-row table:style-name="ro2">
          <table:table-cell table:number-columns-repeated="7"/>
          <table:table-cell table:formula="of:=[$'Fishing Poles'.$H$46]" office:value-type="float" office:value="2150" calcext:value-type="float">
            <text:p>2,150</text:p>
          </table:table-cell>
        </table:table-row>
        <table:table-row table:style-name="ro2">
          <table:table-cell table:number-columns-repeated="7"/>
          <table:table-cell table:formula="of:=[$'Fishing Poles'.$H$47]" office:value-type="float" office:value="2200" calcext:value-type="float">
            <text:p>2,200</text:p>
          </table:table-cell>
        </table:table-row>
        <table:table-row table:style-name="ro2">
          <table:table-cell table:number-columns-repeated="7"/>
          <table:table-cell table:formula="of:=[$'Fishing Poles'.$H$48]" office:value-type="float" office:value="2250" calcext:value-type="float">
            <text:p>2,250</text:p>
          </table:table-cell>
        </table:table-row>
        <table:table-row table:style-name="ro2">
          <table:table-cell table:number-columns-repeated="7"/>
          <table:table-cell table:formula="of:=[$'Fishing Poles'.$H$49]" office:value-type="float" office:value="2300" calcext:value-type="float">
            <text:p>2,300</text:p>
          </table:table-cell>
        </table:table-row>
        <table:table-row table:style-name="ro2">
          <table:table-cell table:number-columns-repeated="7"/>
          <table:table-cell table:formula="of:=[$'Fishing Poles'.$H$50]" office:value-type="float" office:value="2350" calcext:value-type="float">
            <text:p>2,350</text:p>
          </table:table-cell>
        </table:table-row>
        <table:table-row table:style-name="ro2">
          <table:table-cell table:number-columns-repeated="7"/>
          <table:table-cell table:formula="of:=[$'Fishing Poles'.$H$51]" office:value-type="float" office:value="2400" calcext:value-type="float">
            <text:p>2,400</text:p>
          </table:table-cell>
        </table:table-row>
        <table:table-row table:style-name="ro2">
          <table:table-cell table:number-columns-repeated="7"/>
          <table:table-cell table:formula="of:=[$'Fishing Poles'.$H$52]" office:value-type="float" office:value="2450" calcext:value-type="float">
            <text:p>2,450</text:p>
          </table:table-cell>
        </table:table-row>
        <table:table-row table:style-name="ro2">
          <table:table-cell table:number-columns-repeated="7"/>
          <table:table-cell table:formula="of:=[$'Fishing Poles'.$H$53]" office:value-type="float" office:value="2500" calcext:value-type="float">
            <text:p>2,500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8:01:53.4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4:46:35.524000000</meta:creation-date>
    <dc:date>2023-02-01T01:21:32.118000000</dc:date>
    <meta:editing-duration>PT7H32M18S</meta:editing-duration>
    <meta:editing-cycles>6</meta:editing-cycles>
    <meta:generator>LibreOffice/7.3.1.3$Windows_X86_64 LibreOffice_project/a69ca51ded25f3eefd52d7bf9a5fad8c90b87951</meta:generator>
    <meta:document-statistic meta:table-count="2" meta:cell-count="44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75cm" svg:height="12.939cm" xlink:href=".." xlink:type="simple" chart:class="chart:line" chart:style-name="ch1">
        <chart:title svg:x="10.584cm" svg:y="0.394cm" chart:style-name="ch2">
          <text:p>Pole Reel Quality</text:p>
        </chart:title>
        <chart:legend chart:legend-position="bottom" svg:x="2.584cm" svg:y="11.936cm" style:legend-expansion="custom" svg:width="20.871cm" svg:height="0.722cm" style:legend-expansion-aspect-ratio="28.9072022160665" chart:style-name="ch3"/>
        <chart:plot-area chart:style-name="ch4" table:cell-range-address="'Fishing Poles'.H3:'Fishing Poles'.I53 'Fishing Poles'.H1:'Fishing Poles'.I2 'Fishing Poles'.K1:'Fishing Poles'.K53 'Fishing Poles'.M1:'Fishing Poles'.M53" chart:data-source-has-labels="both" svg:x="1.123cm" svg:y="1.231cm" svg:width="23.154cm" svg:height="10.294cm">
          <chart:coordinate-region svg:x="2.035cm" svg:y="1.43cm" svg:width="22.102cm" svg:height="9.115cm"/>
          <chart:axis chart:dimension="x" chart:name="primary-x" chart:style-name="ch5" chartooo:axis-type="auto">
            <chartooo:date-scale/>
            <chart:title svg:x="12.483cm" svg:y="11.351cm" chart:style-name="ch6">
              <text:p>Time</text:p>
            </chart:title>
            <chart:categories table:cell-range-address="'Fishing Poles'.H3:'Fishing Poles'.H53"/>
            <chart:grid chart:style-name="ch7" chart:class="major"/>
          </chart:axis>
          <chart:axis chart:dimension="y" chart:name="primary-y" chart:style-name="ch8">
            <chart:title svg:x="0.376cm" svg:y="6.899cm" chart:style-name="ch9">
              <text:p>Quality</text:p>
            </chart:title>
            <chart:grid chart:style-name="ch7" chart:class="major"/>
          </chart:axis>
          <chart:series chart:style-name="ch10" chart:values-cell-range-address="'Fishing Poles'.I3:'Fishing Poles'.I53" chart:label-cell-address="'Fishing Poles'.I1:'Fishing Poles'.I2" chart:class="chart:line">
            <chart:data-point chart:repeated="51"/>
          </chart:series>
          <chart:series chart:style-name="ch11" chart:values-cell-range-address="'Fishing Poles'.K3:'Fishing Poles'.K53" chart:label-cell-address="'Fishing Poles'.K1:'Fishing Poles'.K2" chart:class="chart:line">
            <chart:data-point chart:repeated="51"/>
          </chart:series>
          <chart:series chart:style-name="ch12" chart:values-cell-range-address="'Fishing Poles'.M3:'Fishing Poles'.M53" chart:label-cell-address="'Fishing Poles'.M1:'Fishing Poles'.M2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shingPole1Image quality</text:p>
                <text:list>
                  <text:list-item>
                    <text:p>FishingPole1Image</text:p>
                  </text:list-item>
                  <text:list-item>
                    <text:p>quality</text:p>
                  </text:list-item>
                </text:list>
                <draw:g>
                  <svg:desc>'Fishing Poles'.I1:'Fishing Poles'.I2</svg:desc>
                </draw:g>
              </table:table-cell>
              <table:table-cell office:value-type="string">
                <text:p>FishingPole2Image quality</text:p>
                <text:list>
                  <text:list-item>
                    <text:p>FishingPole2Image</text:p>
                  </text:list-item>
                  <text:list-item>
                    <text:p>quality</text:p>
                  </text:list-item>
                </text:list>
                <draw:g>
                  <svg:desc>'Fishing Poles'.K1:'Fishing Poles'.K2</svg:desc>
                </draw:g>
              </table:table-cell>
              <table:table-cell office:value-type="string">
                <text:p>FishingPole3Image quality</text:p>
                <text:list>
                  <text:list-item>
                    <text:p>FishingPole3Image</text:p>
                  </text:list-item>
                  <text:list-item>
                    <text:p>quality</text:p>
                  </text:list-item>
                </text:list>
                <draw:g>
                  <svg:desc>'Fishing Poles'.M1:'Fishing Poles'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shing Poles'.H3:'Fishing Poles'.H53</svg:desc>
                </draw:g>
              </table:table-cell>
              <table:table-cell office:value-type="float" office:value="3.5">
                <text:p>3.5</text:p>
                <draw:g>
                  <svg:desc>'Fishing Poles'.I3:'Fishing Poles'.I53</svg:desc>
                </draw:g>
              </table:table-cell>
              <table:table-cell office:value-type="float" office:value="3.1">
                <text:p>3.1</text:p>
                <draw:g>
                  <svg:desc>'Fishing Poles'.K3:'Fishing Poles'.K53</svg:desc>
                </draw:g>
              </table:table-cell>
              <table:table-cell office:value-type="float" office:value="2">
                <text:p>2</text:p>
                <draw:g>
                  <svg:desc>'Fishing Poles'.M3:'Fishing Poles'.M5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.375">
                <text:p>3.375</text:p>
              </table:table-cell>
              <table:table-cell office:value-type="float" office:value="3.02857142857143">
                <text:p>3.02857142857143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25">
                <text:p>3.25</text:p>
              </table:table-cell>
              <table:table-cell office:value-type="float" office:value="2.95714285714286">
                <text:p>2.95714285714286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125">
                <text:p>3.125</text:p>
              </table:table-cell>
              <table:table-cell office:value-type="float" office:value="2.88571428571429">
                <text:p>2.8857142857142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.875">
                <text:p>2.875</text:p>
              </table:table-cell>
              <table:table-cell office:value-type="float" office:value="2.74285714285714">
                <text:p>2.74285714285714</text:p>
              </table:table-cell>
              <table:table-cell office:value-type="float" office:value="1.72222222222222">
                <text:p>1.722222222222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75">
                <text:p>2.75</text:p>
              </table:table-cell>
              <table:table-cell office:value-type="float" office:value="2.67142857142857">
                <text:p>2.6714285714285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.625">
                <text:p>2.625</text:p>
              </table:table-cell>
              <table:table-cell office:value-type="float" office:value="2.6">
                <text:p>2.6</text:p>
              </table:table-cell>
              <table:table-cell office:value-type="float" office:value="1.61111111111111">
                <text:p>1.6111111111111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5">
                <text:p>2.5</text:p>
              </table:table-cell>
              <table:table-cell office:value-type="float" office:value="2.52857142857143">
                <text:p>2.52857142857143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375">
                <text:p>2.375</text:p>
              </table:table-cell>
              <table:table-cell office:value-type="float" office:value="2.45714285714286">
                <text:p>2.457142857142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25">
                <text:p>2.25</text:p>
              </table:table-cell>
              <table:table-cell office:value-type="float" office:value="2.38571428571429">
                <text:p>2.38571428571429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125">
                <text:p>2.125</text:p>
              </table:table-cell>
              <table:table-cell office:value-type="float" office:value="2.31428571428571">
                <text:p>2.3142857142857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2.24285714285714">
                <text:p>2.2428571428571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875">
                <text:p>1.875</text:p>
              </table:table-cell>
              <table:table-cell office:value-type="float" office:value="2.17142857142857">
                <text:p>2.17142857142857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5">
                <text:p>1.75</text:p>
              </table:table-cell>
              <table:table-cell office:value-type="float" office:value="2.1">
                <text:p>2.1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.625">
                <text:p>1.625</text:p>
              </table:table-cell>
              <table:table-cell office:value-type="float" office:value="2.02857142857143">
                <text:p>2.0285714285714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5">
                <text:p>1.5</text:p>
              </table:table-cell>
              <table:table-cell office:value-type="float" office:value="1.95714285714286">
                <text:p>1.9571428571428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.375">
                <text:p>1.375</text:p>
              </table:table-cell>
              <table:table-cell office:value-type="float" office:value="1.88571428571429">
                <text:p>1.88571428571429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25">
                <text:p>1.25</text:p>
              </table:table-cell>
              <table:table-cell office:value-type="float" office:value="1.81428571428571">
                <text:p>1.8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.125">
                <text:p>1.125</text:p>
              </table:table-cell>
              <table:table-cell office:value-type="float" office:value="1.74285714285714">
                <text:p>1.7428571428571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67142857142857">
                <text:p>1.67142857142857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875">
                <text:p>0.875</text:p>
              </table:table-cell>
              <table:table-cell office:value-type="float" office:value="1.6">
                <text:p>1.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5">
                <text:p>0.75</text:p>
              </table:table-cell>
              <table:table-cell office:value-type="float" office:value="1.52857142857143">
                <text:p>1.52857142857143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625">
                <text:p>0.625</text:p>
              </table:table-cell>
              <table:table-cell office:value-type="float" office:value="1.45714285714286">
                <text:p>1.45714285714286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">
                <text:p>0.5</text:p>
              </table:table-cell>
              <table:table-cell office:value-type="float" office:value="1.38571428571429">
                <text:p>1.3857142857142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375">
                <text:p>0.375</text:p>
              </table:table-cell>
              <table:table-cell office:value-type="float" office:value="1.31428571428571">
                <text:p>1.3142857142857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5">
                <text:p>0.25</text:p>
              </table:table-cell>
              <table:table-cell office:value-type="float" office:value="1.24285714285714">
                <text:p>1.2428571428571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125">
                <text:p>0.125</text:p>
              </table:table-cell>
              <table:table-cell office:value-type="float" office:value="1.17142857142857">
                <text:p>1.1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.02857142857143">
                <text:p>1.02857142857143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.957142857142857">
                <text:p>0.95714285714285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.814285714285714">
                <text:p>0.81428571428571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671428571428572">
                <text:p>0.67142857142857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.528571428571429">
                <text:p>0.5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.385714285714286">
                <text:p>0.3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.171428571428572">
                <text:p>0.1714285714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.0285714285714285">
                <text:p>0.028571428571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75cm" svg:height="12.939cm" xlink:href=".." xlink:type="simple" chart:class="chart:line" chart:style-name="ch1">
        <chart:title svg:x="9.592cm" svg:y="0.394cm" chart:style-name="ch2">
          <text:p>Pole Reel Non-fish Modifier</text:p>
        </chart:title>
        <chart:legend chart:legend-position="bottom" svg:x="2.584cm" svg:y="11.936cm" style:legend-expansion="custom" svg:width="20.871cm" svg:height="0.722cm" style:legend-expansion-aspect-ratio="28.9072022160665" chart:style-name="ch3"/>
        <chart:plot-area chart:style-name="ch4" table:cell-range-address="'Fishing Poles'.H3:'Fishing Poles'.H53 'Fishing Poles'.J3:'Fishing Poles'.J53 'Fishing Poles'.L3:'Fishing Poles'.L53 'Fishing Poles'.N3:'Fishing Poles'.N53" chart:data-source-has-labels="column" svg:x="0.911cm" svg:y="1.231cm" svg:width="23.366cm" svg:height="10.294cm">
          <chart:coordinate-region svg:x="2.035cm" svg:y="1.43cm" svg:width="22.102cm" svg:height="9.115cm"/>
          <chart:axis chart:dimension="x" chart:name="primary-x" chart:style-name="ch5" chartooo:axis-type="auto">
            <chartooo:date-scale/>
            <chart:title svg:x="12.485cm" svg:y="11.351cm" chart:style-name="ch6">
              <text:p>Time</text:p>
            </chart:title>
            <chart:categories table:cell-range-address="'Fishing Poles'.H3:'Fishing Poles'.H53"/>
            <chart:grid chart:style-name="ch7" chart:class="major"/>
          </chart:axis>
          <chart:axis chart:dimension="y" chart:name="primary-y" chart:style-name="ch8">
            <chart:title svg:x="0.376cm" svg:y="6.899cm" chart:style-name="ch9">
              <text:p>Percent</text:p>
            </chart:title>
            <chart:grid chart:style-name="ch7" chart:class="major"/>
          </chart:axis>
          <chart:series chart:style-name="ch10" chart:values-cell-range-address="'Fishing Poles'.J3:'Fishing Poles'.J53" chart:class="chart:line">
            <chart:data-point chart:repeated="51"/>
          </chart:series>
          <chart:series chart:style-name="ch11" chart:values-cell-range-address="'Fishing Poles'.L3:'Fishing Poles'.L53" chart:class="chart:line">
            <chart:data-point chart:repeated="51"/>
          </chart:series>
          <chart:series chart:style-name="ch12" chart:values-cell-range-address="'Fishing Poles'.N3:'Fishing Poles'.N53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shing Poles'.H3:'Fishing Poles'.H53</svg:desc>
                </draw:g>
              </table:table-cell>
              <table:table-cell office:value-type="float" office:value="0">
                <text:p>0</text:p>
                <draw:g>
                  <svg:desc>'Fishing Poles'.J3:'Fishing Poles'.J53</svg:desc>
                </draw:g>
              </table:table-cell>
              <table:table-cell office:value-type="float" office:value="0">
                <text:p>0</text:p>
                <draw:g>
                  <svg:desc>'Fishing Poles'.L3:'Fishing Poles'.L53</svg:desc>
                </draw:g>
              </table:table-cell>
              <table:table-cell office:value-type="float" office:value="0">
                <text:p>0</text:p>
                <draw:g>
                  <svg:desc>'Fishing Poles'.N3:'Fishing Poles'.N5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625">
                <text:p>0.0625</text:p>
              </table:table-cell>
              <table:table-cell office:value-type="float" office:value="0.03125">
                <text:p>0.0312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875">
                <text:p>0.1875</text:p>
              </table:table-cell>
              <table:table-cell office:value-type="float" office:value="0.09375">
                <text:p>0.0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3125">
                <text:p>0.3125</text:p>
              </table:table-cell>
              <table:table-cell office:value-type="float" office:value="0.15625">
                <text:p>0.156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75">
                <text:p>0.375</text:p>
              </table:table-cell>
              <table:table-cell office:value-type="float" office:value="0.1875">
                <text:p>0.18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4375">
                <text:p>0.4375</text:p>
              </table:table-cell>
              <table:table-cell office:value-type="float" office:value="0.21875">
                <text:p>0.218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5625">
                <text:p>0.5625</text:p>
              </table:table-cell>
              <table:table-cell office:value-type="float" office:value="0.28125">
                <text:p>0.281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25">
                <text:p>0.625</text:p>
              </table:table-cell>
              <table:table-cell office:value-type="float" office:value="0.3125">
                <text:p>0.31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875">
                <text:p>0.6875</text:p>
              </table:table-cell>
              <table:table-cell office:value-type="float" office:value="0.34375">
                <text:p>0.343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5">
                <text:p>0.75</text:p>
              </table:table-cell>
              <table:table-cell office:value-type="float" office:value="0.375">
                <text:p>0.37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8125">
                <text:p>0.8125</text:p>
              </table:table-cell>
              <table:table-cell office:value-type="float" office:value="0.40625">
                <text:p>0.40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875">
                <text:p>0.875</text:p>
              </table:table-cell>
              <table:table-cell office:value-type="float" office:value="0.4375">
                <text:p>0.43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9375">
                <text:p>0.9375</text:p>
              </table:table-cell>
              <table:table-cell office:value-type="float" office:value="0.46875">
                <text:p>0.4687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">
                <text:p>1</text:p>
              </table:table-cell>
              <table:table-cell office:value-type="float" office:value="0.53125">
                <text:p>0.531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">
                <text:p>1</text:p>
              </table:table-cell>
              <table:table-cell office:value-type="float" office:value="0.59375">
                <text:p>0.5937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.71875">
                <text:p>0.718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  <table:table-cell office:value-type="float" office:value="0.78125">
                <text:p>0.7812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">
                <text:p>1</text:p>
              </table:table-cell>
              <table:table-cell office:value-type="float" office:value="0.84375">
                <text:p>0.84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  <table:table-cell office:value-type="float" office:value="0.90625">
                <text:p>0.906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